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Helvetica, sans-serif"/>
    <style:font-face style:name="Arial" svg:font-family="Arial, serif"/>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54" style:family="table" style:master-page-name="Standard">
      <style:table-properties style:width="10.1389in" fo:margin-left="-0.3521in" fo:margin-top="0in" fo:margin-bottom="0in" style:page-number="auto" table:align="left" style:writing-mode="lr-tb"/>
    </style:style>
    <style:style style:name="Table54.A" style:family="table-column">
      <style:table-column-properties style:column-width="1.7708in"/>
    </style:style>
    <style:style style:name="Table54.B" style:family="table-column">
      <style:table-column-properties style:column-width="1.084in"/>
    </style:style>
    <style:style style:name="Table54.C" style:family="table-column">
      <style:table-column-properties style:column-width="0.6882in"/>
    </style:style>
    <style:style style:name="Table54.D" style:family="table-column">
      <style:table-column-properties style:column-width="0.2965in"/>
    </style:style>
    <style:style style:name="Table54.E" style:family="table-column">
      <style:table-column-properties style:column-width="0.2944in"/>
    </style:style>
    <style:style style:name="Table54.F" style:family="table-column">
      <style:table-column-properties style:column-width="0.0986in"/>
    </style:style>
    <style:style style:name="Table54.G" style:family="table-column">
      <style:table-column-properties style:column-width="0.3944in"/>
    </style:style>
    <style:style style:name="Table54.H" style:family="table-column">
      <style:table-column-properties style:column-width="0.2951in"/>
    </style:style>
    <style:style style:name="Table54.I" style:family="table-column">
      <style:table-column-properties style:column-width="0.3924in"/>
    </style:style>
    <style:style style:name="Table54.J" style:family="table-column">
      <style:table-column-properties style:column-width="0.591in"/>
    </style:style>
    <style:style style:name="Table54.K" style:family="table-column">
      <style:table-column-properties style:column-width="1.1813in"/>
    </style:style>
    <style:style style:name="Table54.L" style:family="table-column">
      <style:table-column-properties style:column-width="3.0521in"/>
    </style:style>
    <style:style style:name="Table54.1" style:family="table-row">
      <style:table-row-properties style:min-row-height="0.5597in" fo:keep-together="always"/>
    </style:style>
    <style:style style:name="Table54.A1" style:family="table-cell">
      <style:table-cell-properties fo:background-color="#ffffff" fo:padding-left="0.0486in" fo:padding-right="0.0486in" fo:padding-top="0in" fo:padding-bottom="0in" fo:border="0.5pt solid #000001">
        <style:background-image/>
      </style:table-cell-properties>
    </style:style>
    <style:style style:name="Table54.L1" style:family="table-cell">
      <style:table-cell-properties fo:background-color="#ffffff" fo:padding-left="0.0069in" fo:padding-right="0.0069in" fo:padding-top="0in" fo:padding-bottom="0in" fo:border="none">
        <style:background-image/>
      </style:table-cell-properties>
    </style:style>
    <style:style style:name="Table54.2" style:family="table-row">
      <style:table-row-properties style:min-row-height="0.1583in" fo:keep-together="always"/>
    </style:style>
    <style:style style:name="Table54.B2" style:family="table-cell">
      <style:table-cell-properties fo:background-color="#dbe5f1" fo:padding-left="0.0069in" fo:padding-right="0.0069in" fo:padding-top="0in" fo:padding-bottom="0in" fo:border="0.5pt solid #000001">
        <style:background-image/>
      </style:table-cell-properties>
    </style:style>
    <style:style style:name="Table54.D2" style:family="table-cell">
      <style:table-cell-properties fo:background-color="#d6e3bc" fo:padding-left="0.0069in" fo:padding-right="0.0069in" fo:padding-top="0in" fo:padding-bottom="0in" fo:border="0.5pt solid #000001">
        <style:background-image/>
      </style:table-cell-properties>
    </style:style>
    <style:style style:name="Table54.J2" style:family="table-cell">
      <style:table-cell-properties fo:background-color="#fbd4b4" fo:padding-left="0.0069in" fo:padding-right="0.0069in" fo:padding-top="0in" fo:padding-bottom="0in" fo:border="0.5pt solid #000001">
        <style:background-image/>
      </style:table-cell-properties>
    </style:style>
    <style:style style:name="Table54.3" style:family="table-row">
      <style:table-row-properties style:min-row-height="0.0271in" fo:keep-together="always"/>
    </style:style>
    <style:style style:name="Table54.A3"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54.C3" style:family="table-cell">
      <style:table-cell-properties fo:background-color="#ffffff" fo:padding-left="0.0069in" fo:padding-right="0.0069in" fo:padding-top="0in" fo:padding-bottom="0in" fo:border-left="none" fo:border-right="none" fo:border-top="0.5pt solid #000001" fo:border-bottom="0.5pt solid #000001">
        <style:background-image/>
      </style:table-cell-properties>
    </style:style>
    <style:style style:name="Table54.4" style:family="table-row">
      <style:table-row-properties style:min-row-height="0.075in" fo:keep-together="always"/>
    </style:style>
    <style:style style:name="Table54.A4" style:family="table-cell">
      <style:table-cell-properties fo:background-color="#dbe5f1" fo:padding-left="0.0486in" fo:padding-right="0.0486in" fo:padding-top="0in" fo:padding-bottom="0in" fo:border="0.5pt solid #000001">
        <style:background-image/>
      </style:table-cell-properties>
    </style:style>
    <style:style style:name="Table54.5" style:family="table-row">
      <style:table-row-properties style:min-row-height="0.15in" fo:keep-together="always"/>
    </style:style>
    <style:style style:name="Table54.9" style:family="table-row">
      <style:table-row-properties style:min-row-height="0.0257in" fo:keep-together="always"/>
    </style:style>
    <style:style style:name="Table54.A10" style:family="table-cell">
      <style:table-cell-properties fo:background-color="#d6e3bc" fo:padding-left="0.0486in" fo:padding-right="0.0486in" fo:padding-top="0in" fo:padding-bottom="0in" fo:border="0.5pt solid #000001">
        <style:background-image/>
      </style:table-cell-properties>
    </style:style>
    <style:style style:name="Table54.11" style:family="table-row">
      <style:table-row-properties style:min-row-height="0.2201in" fo:keep-together="always"/>
    </style:style>
    <style:style style:name="Table54.15" style:family="table-row">
      <style:table-row-properties style:min-row-height="0.1965in" fo:keep-together="always"/>
    </style:style>
    <style:style style:name="Table54.A16" style:family="table-cell">
      <style:table-cell-properties fo:background-color="#fbd4b4" fo:padding-left="0.0486in" fo:padding-right="0.0486in" fo:padding-top="0in" fo:padding-bottom="0in" fo:border="0.5pt solid #000001">
        <style:background-image/>
      </style:table-cell-properties>
    </style:style>
    <style:style style:name="Table54.22" style:family="table-row">
      <style:table-row-properties fo:keep-together="always"/>
    </style:style>
    <style:style style:name="Table54.23" style:family="table-row">
      <style:table-row-properties style:min-row-height="0.1764in" fo:keep-together="always"/>
    </style:style>
    <style:style style:name="Table54.F23" style:family="table-cell">
      <style:table-cell-properties fo:background-color="#ffffff" fo:padding-left="0.0069in" fo:padding-right="0.0069in" fo:padding-top="0in" fo:padding-bottom="0in" fo:border="0.5pt solid #000001">
        <style:background-image/>
      </style:table-cell-properties>
    </style:style>
    <style:style style:name="Table54.24" style:family="table-row">
      <style:table-row-properties style:min-row-height="0.1306in" fo:keep-together="always"/>
    </style:style>
    <style:style style:name="Table54.25" style:family="table-row">
      <style:table-row-properties style:min-row-height="0.2007in" fo:keep-together="always"/>
    </style:style>
    <style:style style:name="Table54.26" style:family="table-row">
      <style:table-row-properties style:min-row-height="0.266in" fo:keep-together="always"/>
    </style:style>
    <style:style style:name="Table54.27" style:family="table-row">
      <style:table-row-properties style:min-row-height="0.2653in" fo:keep-together="always"/>
    </style:style>
    <style:style style:name="Table54.28" style:family="table-row">
      <style:table-row-properties fo:keep-together="always"/>
    </style:style>
    <style:style style:name="Table54.29" style:family="table-row">
      <style:table-row-properties style:min-row-height="0.1333in" fo:keep-together="always"/>
    </style:style>
    <style:style style:name="Table54.A29" style:family="table-cell">
      <style:table-cell-properties fo:background-color="#ffffff" fo:padding-left="0.0486in" fo:padding-right="0.0486in" fo:padding-top="0in" fo:padding-bottom="0in" fo:border-left="0.5pt solid #000001" fo:border-right="0.5pt solid #000001" fo:border-top="0.5pt solid #000001" fo:border-bottom="none">
        <style:background-image/>
      </style:table-cell-properties>
    </style:style>
    <style:style style:name="Table54.30" style:family="table-row">
      <style:table-row-properties style:min-row-height="0.1326in" fo:keep-together="always"/>
    </style:style>
    <style:style style:name="Table54.32" style:family="table-row">
      <style:table-row-properties style:min-row-height="0.1549in" fo:keep-together="always"/>
    </style:style>
    <style:style style:name="Table54.F32"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Table54.33" style:family="table-row">
      <style:table-row-properties style:min-row-height="0.0896in" fo:keep-together="always"/>
    </style:style>
    <style:style style:name="Table54.F33" style:family="table-cell">
      <style:table-cell-properties style:vertical-align="middle" fo:background-color="#ffffff" fo:padding-left="0.0069in" fo:padding-right="0.0069in" fo:padding-top="0in" fo:padding-bottom="0in" fo:border="0.5pt solid #000001">
        <style:background-image/>
      </style:table-cell-properties>
    </style:style>
    <style:style style:name="Table54.34" style:family="table-row">
      <style:table-row-properties style:min-row-height="0.0882in" fo:keep-together="always"/>
    </style:style>
    <style:style style:name="Table54.37" style:family="table-row">
      <style:table-row-properties fo:keep-together="always"/>
    </style:style>
    <style:style style:name="Table54.38" style:family="table-row">
      <style:table-row-properties style:min-row-height="1.0521in" fo:keep-together="always"/>
    </style:style>
    <style:style style:name="Table54.41" style:family="table-row">
      <style:table-row-properties style:min-row-height="0.3493in" fo:keep-together="always"/>
    </style:style>
    <style:style style:name="Table54.42" style:family="table-row">
      <style:table-row-properties style:min-row-height="0.3486in" fo:keep-together="always"/>
    </style:style>
    <style:style style:name="Table54.43" style:family="table-row">
      <style:table-row-properties style:min-row-height="0.1771in" fo:keep-together="always"/>
    </style:style>
    <style:style style:name="Table54.48" style:family="table-row">
      <style:table-row-properties style:min-row-height="1.4951in" fo:keep-together="always"/>
    </style:style>
    <style:style style:name="Table54.49" style:family="table-row">
      <style:table-row-properties style:min-row-height="1.4944in" fo:keep-together="always"/>
    </style:style>
    <style:style style:name="Table54.50" style:family="table-row">
      <style:table-row-properties style:min-row-height="0.584in" fo:keep-together="always"/>
    </style:style>
    <style:style style:name="Table54.52" style:family="table-row">
      <style:table-row-properties style:min-row-height="0.6903in" fo:keep-together="always"/>
    </style:style>
    <style:style style:name="Table54.53" style:family="table-row">
      <style:table-row-properties style:min-row-height="0.0465in" fo:keep-together="always"/>
    </style:style>
    <style:style style:name="Table54.54" style:family="table-row">
      <style:table-row-properties style:min-row-height="1.1368in" fo:keep-together="always"/>
    </style:style>
    <style:style style:name="Table54.55" style:family="table-row">
      <style:table-row-properties style:min-row-height="0.0458in" fo:keep-together="always"/>
    </style:style>
    <style:style style:name="Table54.57" style:family="table-row">
      <style:table-row-properties style:min-row-height="0.2403in" fo:keep-together="always"/>
    </style:style>
    <style:style style:name="Table54.58" style:family="table-row">
      <style:table-row-properties style:min-row-height="0.2396in" fo:keep-together="always"/>
    </style:style>
    <style:style style:name="Table54.59" style:family="table-row">
      <style:table-row-properties style:min-row-height="0.4618in" fo:keep-together="always"/>
    </style:style>
    <style:style style:name="Table54.60" style:family="table-row">
      <style:table-row-properties style:min-row-height="0.0472in" fo:keep-together="always"/>
    </style:style>
    <style:style style:name="Table54.61" style:family="table-row">
      <style:table-row-properties style:min-row-height="0.0389in" fo:keep-together="always"/>
    </style:style>
    <style:style style:name="Table54.C61"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2" style:family="table-row">
      <style:table-row-properties style:min-row-height="0.734in" fo:keep-together="always"/>
    </style:style>
    <style:style style:name="Table54.C62"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3" style:family="table-row">
      <style:table-row-properties style:min-row-height="0.3493in" fo:keep-together="auto"/>
    </style:style>
    <style:style style:name="Table54.64" style:family="table-row">
      <style:table-row-properties style:min-row-height="0.3486in" fo:keep-together="auto"/>
    </style:style>
    <style:style style:name="Table54.65" style:family="table-row">
      <style:table-row-properties style:min-row-height="0.1368in" fo:keep-together="auto"/>
    </style:style>
    <style:style style:name="Table54.66" style:family="table-row">
      <style:table-row-properties style:min-row-height="0.2132in" fo:keep-together="always"/>
    </style:style>
    <style:style style:name="Table54.A66" style:family="table-cell">
      <style:table-cell-properties fo:background-color="#d9d9d9" fo:padding-left="0.0486in" fo:padding-right="0.0486in" fo:padding-top="0in" fo:padding-bottom="0in" fo:border="0.5pt solid #000001">
        <style:background-image/>
      </style:table-cell-properties>
    </style:style>
    <style:style style:name="Table54.67" style:family="table-row">
      <style:table-row-properties style:min-row-height="0.2951in" fo:keep-together="always"/>
    </style:style>
    <style:style style:name="Table54.A67" style:family="table-cell">
      <style:table-cell-properties fo:background-color="#d9d9d9" fo:padding-left="0.0486in" fo:padding-right="0.0486in" fo:padding-top="0in" fo:padding-bottom="0in" fo:border="0.5pt solid #000001">
        <style:background-image/>
      </style:table-cell-properties>
    </style:style>
    <style:style style:name="Table54.C67" style:family="table-cell">
      <style:table-cell-properties fo:background-color="#d9d9d9" fo:padding-left="0.0069in" fo:padding-right="0.0069in" fo:padding-top="0in" fo:padding-bottom="0in" fo:border="0.5pt solid #000001">
        <style:background-image/>
      </style:table-cell-properties>
    </style:style>
    <style:style style:name="Table54.A68" style:family="table-cell">
      <style:table-cell-properties fo:background-color="#d9d9d9" fo:padding-left="0.0486in" fo:padding-right="0.0486in" fo:padding-top="0in" fo:padding-bottom="0in" fo:border="0.5pt solid #000001">
        <style:background-image/>
      </style:table-cell-properties>
    </style:style>
    <style:style style:name="Table54.C68" style:family="table-cell">
      <style:table-cell-properties fo:background-color="#d9d9d9" fo:padding-left="0.0069in" fo:padding-right="0.0069in" fo:padding-top="0in" fo:padding-bottom="0in" fo:border="0.5pt solid #000001">
        <style:background-image/>
      </style:table-cell-properties>
    </style:style>
    <style:style style:name="Table54.69" style:family="table-row">
      <style:table-row-properties style:min-row-height="0.3278in" fo:keep-together="always"/>
    </style:style>
    <style:style style:name="Table54.A69" style:family="table-cell">
      <style:table-cell-properties fo:background-color="#d9d9d9" fo:padding-left="0.0486in" fo:padding-right="0.0486in" fo:padding-top="0in" fo:padding-bottom="0in" fo:border="0.5pt solid #000001">
        <style:background-image/>
      </style:table-cell-properties>
    </style:style>
    <style:style style:name="Table54.C69" style:family="table-cell">
      <style:table-cell-properties fo:background-color="#d9d9d9" fo:padding-left="0.0069in" fo:padding-right="0.0069in" fo:padding-top="0in" fo:padding-bottom="0in" fo:border="0.5pt solid #000001">
        <style:background-image/>
      </style:table-cell-properties>
    </style:style>
    <style:style style:name="Table54.70" style:family="table-row">
      <style:table-row-properties style:min-row-height="0.3625in" fo:keep-together="always"/>
    </style:style>
    <style:style style:name="Table54.A70" style:family="table-cell">
      <style:table-cell-properties fo:background-color="#d9d9d9" fo:padding-left="0.0486in" fo:padding-right="0.0486in" fo:padding-top="0in" fo:padding-bottom="0in" fo:border="0.5pt solid #000001">
        <style:background-image/>
      </style:table-cell-properties>
    </style:style>
    <style:style style:name="Table54.C70" style:family="table-cell">
      <style:table-cell-properties fo:background-color="#d9d9d9" fo:padding-left="0.0069in" fo:padding-right="0.0069in" fo:padding-top="0in" fo:padding-bottom="0in" fo:border="0.5pt solid #000001">
        <style:background-image/>
      </style:table-cell-properties>
    </style:style>
    <style:style style:name="Table54.E70" style:family="table-cell">
      <style:table-cell-properties fo:background-color="#d9d9d9" fo:padding-left="0.0069in" fo:padding-right="0.0069in" fo:padding-top="0in" fo:padding-bottom="0in" fo:border="0.5pt solid #000001">
        <style:background-image/>
      </style:table-cell-properties>
    </style:style>
    <style:style style:name="Table54.H70" style:family="table-cell">
      <style:table-cell-properties fo:background-color="#d9d9d9" fo:padding-left="0.0069in" fo:padding-right="0.0069in" fo:padding-top="0in" fo:padding-bottom="0in" fo:border="0.5pt solid #000001">
        <style:background-image/>
      </style:table-cell-properties>
    </style:style>
    <style:style style:name="Table54.71" style:family="table-row">
      <style:table-row-properties style:min-row-height="0.2243in" fo:keep-together="always"/>
    </style:style>
    <style:style style:name="Table54.A71" style:family="table-cell">
      <style:table-cell-properties fo:background-color="#d9d9d9" fo:padding-left="0.0486in" fo:padding-right="0.0486in" fo:padding-top="0in" fo:padding-bottom="0in" fo:border="0.5pt solid #000001">
        <style:background-image/>
      </style:table-cell-properties>
    </style:style>
    <style:style style:name="Table54.C71" style:family="table-cell">
      <style:table-cell-properties fo:background-color="#d9d9d9" fo:padding-left="0.0069in" fo:padding-right="0.0069in" fo:padding-top="0in" fo:padding-bottom="0in" fo:border="0.5pt solid #000001">
        <style:background-image/>
      </style:table-cell-properties>
    </style:style>
    <style:style style:name="Table54.E71" style:family="table-cell">
      <style:table-cell-properties fo:background-color="#d9d9d9" fo:padding-left="0.0069in" fo:padding-right="0.0069in" fo:padding-top="0in" fo:padding-bottom="0in" fo:border="0.5pt solid #000001">
        <style:background-image/>
      </style:table-cell-properties>
    </style:style>
    <style:style style:name="Table54.H71" style:family="table-cell">
      <style:table-cell-properties fo:background-color="#d9d9d9" fo:padding-left="0.0069in" fo:padding-right="0.0069in" fo:padding-top="0in" fo:padding-bottom="0in" fo:border="0.5pt solid #000001">
        <style:background-image/>
      </style:table-cell-properties>
    </style:style>
    <style:style style:name="Table54.72" style:family="table-row">
      <style:table-row-properties style:min-row-height="0.1451in" fo:keep-together="always"/>
    </style:style>
    <style:style style:name="Table54.A72" style:family="table-cell">
      <style:table-cell-properties fo:background-color="#d9d9d9" fo:padding-left="0.0486in" fo:padding-right="0.0486in" fo:padding-top="0in" fo:padding-bottom="0in" fo:border="0.5pt solid #000001">
        <style:background-image/>
      </style:table-cell-properties>
    </style:style>
    <style:style style:name="Table54.C72" style:family="table-cell">
      <style:table-cell-properties fo:background-color="#d9d9d9" fo:padding-left="0.0069in" fo:padding-right="0.0069in" fo:padding-top="0in" fo:padding-bottom="0in" fo:border="0.5pt solid #000001">
        <style:background-image/>
      </style:table-cell-properties>
    </style:style>
    <style:style style:name="Table54.E72" style:family="table-cell">
      <style:table-cell-properties fo:background-color="#d9d9d9" fo:padding-left="0.0069in" fo:padding-right="0.0069in" fo:padding-top="0in" fo:padding-bottom="0in" fo:border="0.5pt solid #000001">
        <style:background-image/>
      </style:table-cell-properties>
    </style:style>
    <style:style style:name="Table54.H72" style:family="table-cell">
      <style:table-cell-properties fo:background-color="#d9d9d9" fo:padding-left="0.0069in" fo:padding-right="0.0069in" fo:padding-top="0in" fo:padding-bottom="0in" fo:border="0.5pt solid #000001">
        <style:background-image/>
      </style:table-cell-properties>
    </style:style>
    <style:style style:name="Table54.A73" style:family="table-cell">
      <style:table-cell-properties fo:background-color="#d9d9d9" fo:padding-left="0.0486in" fo:padding-right="0.0486in" fo:padding-top="0in" fo:padding-bottom="0in" fo:border="0.5pt solid #000001">
        <style:background-image/>
      </style:table-cell-properties>
    </style:style>
    <style:style style:name="Table54.C73" style:family="table-cell">
      <style:table-cell-properties fo:background-color="#d9d9d9" fo:padding-left="0.0069in" fo:padding-right="0.0069in" fo:padding-top="0in" fo:padding-bottom="0in" fo:border="0.5pt solid #000001">
        <style:background-image/>
      </style:table-cell-properties>
    </style:style>
    <style:style style:name="Table54.A74" style:family="table-cell">
      <style:table-cell-properties fo:background-color="#d9d9d9" fo:padding-left="0.0486in" fo:padding-right="0.0486in" fo:padding-top="0in" fo:padding-bottom="0in" fo:border="0.5pt solid #000001">
        <style:background-image/>
      </style:table-cell-properties>
    </style:style>
    <style:style style:name="Table54.C74" style:family="table-cell">
      <style:table-cell-properties fo:background-color="#d9d9d9" fo:padding-left="0.0069in" fo:padding-right="0.0069in" fo:padding-top="0in" fo:padding-bottom="0in" fo:border="0.5pt solid #000001">
        <style:background-image/>
      </style:table-cell-properties>
    </style:style>
    <style:style style:name="Table54.E74" style:family="table-cell">
      <style:table-cell-properties fo:background-color="#d9d9d9" fo:padding-left="0.0069in" fo:padding-right="0.0069in" fo:padding-top="0in" fo:padding-bottom="0in" fo:border="0.5pt solid #000001">
        <style:background-image/>
      </style:table-cell-properties>
    </style:style>
    <style:style style:name="Table54.H74" style:family="table-cell">
      <style:table-cell-properties fo:background-color="#d9d9d9" fo:padding-left="0.0069in" fo:padding-right="0.0069in" fo:padding-top="0in" fo:padding-bottom="0in" fo:border="0.5pt solid #000001">
        <style:background-image/>
      </style:table-cell-properties>
    </style:style>
    <style:style style:name="Table1" style:family="table">
      <style:table-properties style:width="0.1868in" fo:margin-left="0in" fo:margin-top="0in" fo:margin-bottom="0in" table:align="left" style:writing-mode="lr-tb"/>
    </style:style>
    <style:style style:name="Table1.A" style:family="table-column">
      <style:table-column-properties style:column-width="0.1868in"/>
    </style:style>
    <style:style style:name="Table1.1" style:family="table-row">
      <style:table-row-properties style:min-row-height="0.0792in" fo:keep-together="auto"/>
    </style:style>
    <style:style style:name="Table1.A1"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0.1868in" fo:margin-left="0in" fo:margin-top="0in" fo:margin-bottom="0in" table:align="left" style:writing-mode="lr-tb"/>
    </style:style>
    <style:style style:name="Table2.A" style:family="table-column">
      <style:table-column-properties style:column-width="0.1868in"/>
    </style:style>
    <style:style style:name="Table2.1" style:family="table-row">
      <style:table-row-properties style:min-row-height="0.0792in"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0.1979in" fo:margin-left="0in" fo:margin-top="0in" fo:margin-bottom="0in" table:align="left" style:writing-mode="lr-tb"/>
    </style:style>
    <style:style style:name="Table3.A" style:family="table-column">
      <style:table-column-properties style:column-width="0.1979in"/>
    </style:style>
    <style:style style:name="Table3.1" style:family="table-row">
      <style:table-row-properties style:min-row-height="0.0792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4" style:family="table">
      <style:table-properties style:width="0.1868in" fo:margin-left="0in" fo:margin-top="0in" fo:margin-bottom="0in" table:align="left" style:writing-mode="lr-tb"/>
    </style:style>
    <style:style style:name="Table4.A" style:family="table-column">
      <style:table-column-properties style:column-width="0.1868in"/>
    </style:style>
    <style:style style:name="Table4.1" style:family="table-row">
      <style:table-row-properties style:min-row-height="0.0792in"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5" style:family="table">
      <style:table-properties style:width="0.1868in" fo:margin-left="0in" fo:margin-top="0in" fo:margin-bottom="0in" table:align="left" style:writing-mode="lr-tb"/>
    </style:style>
    <style:style style:name="Table5.A" style:family="table-column">
      <style:table-column-properties style:column-width="0.1868in"/>
    </style:style>
    <style:style style:name="Table5.1" style:family="table-row">
      <style:table-row-properties style:min-row-height="0.0792in"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6" style:family="table">
      <style:table-properties style:width="0.1868in" fo:margin-left="0in" fo:margin-top="0in" fo:margin-bottom="0in" table:align="left" style:writing-mode="lr-tb"/>
    </style:style>
    <style:style style:name="Table6.A" style:family="table-column">
      <style:table-column-properties style:column-width="0.1868in"/>
    </style:style>
    <style:style style:name="Table6.1" style:family="table-row">
      <style:table-row-properties style:min-row-height="0.0792in"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7" style:family="table">
      <style:table-properties style:width="0.1868in" fo:margin-left="0in" fo:margin-top="0in" fo:margin-bottom="0in" table:align="left" style:writing-mode="lr-tb"/>
    </style:style>
    <style:style style:name="Table7.A" style:family="table-column">
      <style:table-column-properties style:column-width="0.1868in"/>
    </style:style>
    <style:style style:name="Table7.1" style:family="table-row">
      <style:table-row-properties style:min-row-height="0.0792in" fo:keep-together="auto"/>
    </style:style>
    <style:style style:name="Table7.A1" style:family="table-cell">
      <style:table-cell-properties fo:background-color="#ffffff" fo:padding-left="0.075in" fo:padding-right="0.075in" fo:padding-top="0in" fo:padding-bottom="0in" fo:border="0.5pt solid #000001">
        <style:background-image/>
      </style:table-cell-properties>
    </style:style>
    <style:style style:name="Table8" style:family="table">
      <style:table-properties style:width="0.5806in" fo:margin-left="0in" fo:margin-top="0in" fo:margin-bottom="0in" table:align="left" style:writing-mode="lr-tb"/>
    </style:style>
    <style:style style:name="Table8.A" style:family="table-column">
      <style:table-column-properties style:column-width="0.5806in"/>
    </style:style>
    <style:style style:name="Table8.1" style:family="table-row">
      <style:table-row-properties fo:keep-together="auto"/>
    </style:style>
    <style:style style:name="Table8.A1" style:family="table-cell">
      <style:table-cell-properties fo:background-color="#ffffff" fo:padding-left="0.075in" fo:padding-right="0.075in" fo:padding-top="0in" fo:padding-bottom="0in" fo:border="0.5pt solid #000001">
        <style:background-image/>
      </style:table-cell-properties>
    </style:style>
    <style:style style:name="Table9" style:family="table">
      <style:table-properties style:width="0.9417in" fo:margin-left="0in" fo:margin-top="0in" fo:margin-bottom="0in" table:align="left" style:writing-mode="lr-tb"/>
    </style:style>
    <style:style style:name="Table9.A" style:family="table-column">
      <style:table-column-properties style:column-width="0.6931in"/>
    </style:style>
    <style:style style:name="Table9.B" style:family="table-column">
      <style:table-column-properties style:column-width="0.2486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1">
        <style:background-image/>
      </style:table-cell-properties>
    </style:style>
    <style:style style:name="Table10" style:family="table">
      <style:table-properties style:width="0.1868in" fo:margin-left="0in" fo:margin-top="0in" fo:margin-bottom="0in" table:align="left" style:writing-mode="lr-tb"/>
    </style:style>
    <style:style style:name="Table10.A" style:family="table-column">
      <style:table-column-properties style:column-width="0.1868in"/>
    </style:style>
    <style:style style:name="Table10.1" style:family="table-row">
      <style:table-row-properties style:min-row-height="0.0792in" fo:keep-together="auto"/>
    </style:style>
    <style:style style:name="Table10.A1" style:family="table-cell">
      <style:table-cell-properties fo:background-color="#ffffff" fo:padding-left="0.075in" fo:padding-right="0.075in" fo:padding-top="0in" fo:padding-bottom="0in" fo:border="0.5pt solid #000001">
        <style:background-image/>
      </style:table-cell-properties>
    </style:style>
    <style:style style:name="Table11" style:family="table">
      <style:table-properties style:width="0.1868in" fo:margin-left="0in" fo:margin-top="0in" fo:margin-bottom="0in" table:align="left" style:writing-mode="lr-tb"/>
    </style:style>
    <style:style style:name="Table11.A" style:family="table-column">
      <style:table-column-properties style:column-width="0.1868in"/>
    </style:style>
    <style:style style:name="Table11.1" style:family="table-row">
      <style:table-row-properties style:min-row-height="0.0792in" fo:keep-together="auto"/>
    </style:style>
    <style:style style:name="Table11.A1" style:family="table-cell">
      <style:table-cell-properties fo:background-color="#ffffff" fo:padding-left="0.075in" fo:padding-right="0.075in" fo:padding-top="0in" fo:padding-bottom="0in" fo:border="0.5pt solid #000001">
        <style:background-image/>
      </style:table-cell-properties>
    </style:style>
    <style:style style:name="Table12" style:family="table">
      <style:table-properties style:width="0.1868in" fo:margin-left="0in" fo:margin-top="0in" fo:margin-bottom="0in" table:align="left" style:writing-mode="lr-tb"/>
    </style:style>
    <style:style style:name="Table12.A" style:family="table-column">
      <style:table-column-properties style:column-width="0.1868in"/>
    </style:style>
    <style:style style:name="Table12.1" style:family="table-row">
      <style:table-row-properties style:min-row-height="0.0792in" fo:keep-together="auto"/>
    </style:style>
    <style:style style:name="Table12.A1" style:family="table-cell">
      <style:table-cell-properties fo:background-color="#ffffff" fo:padding-left="0.075in" fo:padding-right="0.075in" fo:padding-top="0in" fo:padding-bottom="0in" fo:border="0.5pt solid #000001">
        <style:background-image/>
      </style:table-cell-properties>
    </style:style>
    <style:style style:name="Table13" style:family="table">
      <style:table-properties style:width="0.1868in" fo:margin-left="0in" fo:margin-top="0in" fo:margin-bottom="0in" table:align="left" style:writing-mode="lr-tb"/>
    </style:style>
    <style:style style:name="Table13.A" style:family="table-column">
      <style:table-column-properties style:column-width="0.1868in"/>
    </style:style>
    <style:style style:name="Table13.1" style:family="table-row">
      <style:table-row-properties style:min-row-height="0.0792in" fo:keep-together="auto"/>
    </style:style>
    <style:style style:name="Table13.A1" style:family="table-cell">
      <style:table-cell-properties fo:background-color="#ffffff" fo:padding-left="0.075in" fo:padding-right="0.075in" fo:padding-top="0in" fo:padding-bottom="0in" fo:border="0.5pt solid #000001">
        <style:background-image/>
      </style:table-cell-properties>
    </style:style>
    <style:style style:name="Table14" style:family="table">
      <style:table-properties style:width="0.5806in" fo:margin-left="0in" fo:margin-top="0in" fo:margin-bottom="0in" table:align="left" style:writing-mode="lr-tb"/>
    </style:style>
    <style:style style:name="Table14.A" style:family="table-column">
      <style:table-column-properties style:column-width="0.5806in"/>
    </style:style>
    <style:style style:name="Table14.1" style:family="table-row">
      <style:table-row-properties fo:keep-together="auto"/>
    </style:style>
    <style:style style:name="Table14.A1" style:family="table-cell">
      <style:table-cell-properties fo:background-color="#ffffff" fo:padding-left="0.075in" fo:padding-right="0.075in" fo:padding-top="0in" fo:padding-bottom="0in" fo:border="0.5pt solid #000001">
        <style:background-image/>
      </style:table-cell-properties>
    </style:style>
    <style:style style:name="Table15" style:family="table">
      <style:table-properties style:width="0.9417in" fo:margin-left="0in" fo:margin-top="0in" fo:margin-bottom="0in" table:align="left" style:writing-mode="lr-tb"/>
    </style:style>
    <style:style style:name="Table15.A" style:family="table-column">
      <style:table-column-properties style:column-width="0.6931in"/>
    </style:style>
    <style:style style:name="Table15.B" style:family="table-column">
      <style:table-column-properties style:column-width="0.2486in"/>
    </style:style>
    <style:style style:name="Table15.1" style:family="table-row">
      <style:table-row-properties fo:keep-together="auto"/>
    </style:style>
    <style:style style:name="Table15.A1" style:family="table-cell">
      <style:table-cell-properties fo:background-color="#ffffff" fo:padding-left="0.075in" fo:padding-right="0.075in" fo:padding-top="0in" fo:padding-bottom="0in" fo:border="0.5pt solid #000001">
        <style:background-image/>
      </style:table-cell-properties>
    </style:style>
    <style:style style:name="Table16" style:family="table">
      <style:table-properties style:width="0.5806in" fo:margin-left="0in" fo:margin-top="0in" fo:margin-bottom="0in" table:align="left" style:writing-mode="lr-tb"/>
    </style:style>
    <style:style style:name="Table16.A" style:family="table-column">
      <style:table-column-properties style:column-width="0.5806in"/>
    </style:style>
    <style:style style:name="Table16.1" style:family="table-row">
      <style:table-row-properties fo:keep-together="auto"/>
    </style:style>
    <style:style style:name="Table16.A1" style:family="table-cell">
      <style:table-cell-properties fo:background-color="#ffffff" fo:padding-left="0.075in" fo:padding-right="0.075in" fo:padding-top="0in" fo:padding-bottom="0in" fo:border="0.5pt solid #000001">
        <style:background-image/>
      </style:table-cell-properties>
    </style:style>
    <style:style style:name="Table17" style:family="table">
      <style:table-properties style:width="0.9417in" fo:margin-left="0in" fo:margin-top="0in" fo:margin-bottom="0in" table:align="left" style:writing-mode="lr-tb"/>
    </style:style>
    <style:style style:name="Table17.A" style:family="table-column">
      <style:table-column-properties style:column-width="0.6931in"/>
    </style:style>
    <style:style style:name="Table17.B" style:family="table-column">
      <style:table-column-properties style:column-width="0.2486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1">
        <style:background-image/>
      </style:table-cell-properties>
    </style:style>
    <style:style style:name="Table18" style:family="table">
      <style:table-properties style:width="0.1868in" fo:margin-left="0in" fo:margin-top="0in" fo:margin-bottom="0in" table:align="left" style:writing-mode="lr-tb"/>
    </style:style>
    <style:style style:name="Table18.A" style:family="table-column">
      <style:table-column-properties style:column-width="0.1868in"/>
    </style:style>
    <style:style style:name="Table18.1" style:family="table-row">
      <style:table-row-properties style:min-row-height="0.0792in" fo:keep-together="auto"/>
    </style:style>
    <style:style style:name="Table18.A1" style:family="table-cell">
      <style:table-cell-properties fo:background-color="#ffffff" fo:padding-left="0.075in" fo:padding-right="0.075in" fo:padding-top="0in" fo:padding-bottom="0in" fo:border="0.5pt solid #000001">
        <style:background-image/>
      </style:table-cell-properties>
    </style:style>
    <style:style style:name="Table19" style:family="table">
      <style:table-properties style:width="0.1868in" fo:margin-left="0in" fo:margin-top="0in" fo:margin-bottom="0in" table:align="left" style:writing-mode="lr-tb"/>
    </style:style>
    <style:style style:name="Table19.A" style:family="table-column">
      <style:table-column-properties style:column-width="0.1868in"/>
    </style:style>
    <style:style style:name="Table19.1" style:family="table-row">
      <style:table-row-properties style:min-row-height="0.0792in" fo:keep-together="auto"/>
    </style:style>
    <style:style style:name="Table19.A1" style:family="table-cell">
      <style:table-cell-properties fo:background-color="#ffffff" fo:padding-left="0.075in" fo:padding-right="0.075in" fo:padding-top="0in" fo:padding-bottom="0in" fo:border="0.5pt solid #000001">
        <style:background-image/>
      </style:table-cell-properties>
    </style:style>
    <style:style style:name="Table20" style:family="table">
      <style:table-properties style:width="0.1868in" fo:margin-left="0in" fo:margin-top="0in" fo:margin-bottom="0in" table:align="left" style:writing-mode="lr-tb"/>
    </style:style>
    <style:style style:name="Table20.A" style:family="table-column">
      <style:table-column-properties style:column-width="0.1868in"/>
    </style:style>
    <style:style style:name="Table20.1" style:family="table-row">
      <style:table-row-properties style:min-row-height="0.0792in" fo:keep-together="auto"/>
    </style:style>
    <style:style style:name="Table20.A1" style:family="table-cell">
      <style:table-cell-properties fo:background-color="#ffffff" fo:padding-left="0.075in" fo:padding-right="0.075in" fo:padding-top="0in" fo:padding-bottom="0in" fo:border="0.5pt solid #000001">
        <style:background-image/>
      </style:table-cell-properties>
    </style:style>
    <style:style style:name="Table21" style:family="table">
      <style:table-properties style:width="0.1868in" fo:margin-left="0in" fo:margin-top="0in" fo:margin-bottom="0in" table:align="left" style:writing-mode="lr-tb"/>
    </style:style>
    <style:style style:name="Table21.A" style:family="table-column">
      <style:table-column-properties style:column-width="0.1868in"/>
    </style:style>
    <style:style style:name="Table21.1" style:family="table-row">
      <style:table-row-properties style:min-row-height="0.0792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2" style:family="table">
      <style:table-properties style:width="0.1868in" fo:margin-left="0in" fo:margin-top="0in" fo:margin-bottom="0in" table:align="left" style:writing-mode="lr-tb"/>
    </style:style>
    <style:style style:name="Table22.A" style:family="table-column">
      <style:table-column-properties style:column-width="0.1868in"/>
    </style:style>
    <style:style style:name="Table22.1" style:family="table-row">
      <style:table-row-properties style:min-row-height="0.0792in" fo:keep-together="auto"/>
    </style:style>
    <style:style style:name="Table22.A1" style:family="table-cell">
      <style:table-cell-properties fo:background-color="#ffffff" fo:padding-left="0.075in" fo:padding-right="0.075in" fo:padding-top="0in" fo:padding-bottom="0in" fo:border="0.5pt solid #000001">
        <style:background-image/>
      </style:table-cell-properties>
    </style:style>
    <style:style style:name="Table23" style:family="table">
      <style:table-properties style:width="0.1868in" fo:margin-left="0in" fo:margin-top="0in" fo:margin-bottom="0in" table:align="left" style:writing-mode="lr-tb"/>
    </style:style>
    <style:style style:name="Table23.A" style:family="table-column">
      <style:table-column-properties style:column-width="0.1868in"/>
    </style:style>
    <style:style style:name="Table23.1" style:family="table-row">
      <style:table-row-properties style:min-row-height="0.0792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0.1868in" fo:margin-left="0in" fo:margin-top="0in" fo:margin-bottom="0in" table:align="left" style:writing-mode="lr-tb"/>
    </style:style>
    <style:style style:name="Table24.A" style:family="table-column">
      <style:table-column-properties style:column-width="0.1868in"/>
    </style:style>
    <style:style style:name="Table24.1" style:family="table-row">
      <style:table-row-properties style:min-row-height="0.0792in" fo:keep-together="auto"/>
    </style:style>
    <style:style style:name="Table24.A1" style:family="table-cell">
      <style:table-cell-properties fo:background-color="#ffffff" fo:padding-left="0.075in" fo:padding-right="0.075in" fo:padding-top="0in" fo:padding-bottom="0in" fo:border="0.5pt solid #000001">
        <style:background-image/>
      </style:table-cell-properties>
    </style:style>
    <style:style style:name="Table25" style:family="table">
      <style:table-properties style:width="0.1868in" fo:margin-left="0in" fo:margin-top="0in" fo:margin-bottom="0in" table:align="left" style:writing-mode="lr-tb"/>
    </style:style>
    <style:style style:name="Table25.A" style:family="table-column">
      <style:table-column-properties style:column-width="0.1868in"/>
    </style:style>
    <style:style style:name="Table25.1" style:family="table-row">
      <style:table-row-properties style:min-row-height="0.0792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Table26" style:family="table">
      <style:table-properties style:width="0.1868in" fo:margin-left="0in" fo:margin-top="0in" fo:margin-bottom="0in" table:align="left" style:writing-mode="lr-tb"/>
    </style:style>
    <style:style style:name="Table26.A" style:family="table-column">
      <style:table-column-properties style:column-width="0.1868in"/>
    </style:style>
    <style:style style:name="Table26.1" style:family="table-row">
      <style:table-row-properties style:min-row-height="0.0792in" fo:keep-together="auto"/>
    </style:style>
    <style:style style:name="Table26.A1" style:family="table-cell">
      <style:table-cell-properties fo:background-color="#ffffff" fo:padding-left="0.075in" fo:padding-right="0.075in" fo:padding-top="0in" fo:padding-bottom="0in" fo:border="0.5pt solid #000001">
        <style:background-image/>
      </style:table-cell-properties>
    </style:style>
    <style:style style:name="Table27" style:family="table">
      <style:table-properties style:width="0.5806in" fo:margin-left="0in" fo:margin-top="0in" fo:margin-bottom="0in" table:align="left" style:writing-mode="lr-tb"/>
    </style:style>
    <style:style style:name="Table27.A" style:family="table-column">
      <style:table-column-properties style:column-width="0.5806in"/>
    </style:style>
    <style:style style:name="Table27.1" style:family="table-row">
      <style:table-row-properties fo:keep-together="auto"/>
    </style:style>
    <style:style style:name="Table27.A1" style:family="table-cell">
      <style:table-cell-properties fo:background-color="#ffffff" fo:padding-left="0.075in" fo:padding-right="0.075in" fo:padding-top="0in" fo:padding-bottom="0in" fo:border="0.5pt solid #000001">
        <style:background-image/>
      </style:table-cell-properties>
    </style:style>
    <style:style style:name="Table28" style:family="table">
      <style:table-properties style:width="0.9417in" fo:margin-left="0in" fo:margin-top="0in" fo:margin-bottom="0in" table:align="left" style:writing-mode="lr-tb"/>
    </style:style>
    <style:style style:name="Table28.A" style:family="table-column">
      <style:table-column-properties style:column-width="0.6931in"/>
    </style:style>
    <style:style style:name="Table28.B" style:family="table-column">
      <style:table-column-properties style:column-width="0.2486in"/>
    </style:style>
    <style:style style:name="Table28.1" style:family="table-row">
      <style:table-row-properties fo:keep-together="auto"/>
    </style:style>
    <style:style style:name="Table28.A1" style:family="table-cell">
      <style:table-cell-properties fo:background-color="#ffffff" fo:padding-left="0.075in" fo:padding-right="0.075in" fo:padding-top="0in" fo:padding-bottom="0in" fo:border="0.5pt solid #000001">
        <style:background-image/>
      </style:table-cell-properties>
    </style:style>
    <style:style style:name="Table29" style:family="table">
      <style:table-properties style:width="0.5806in" fo:margin-left="0in" fo:margin-top="0in" fo:margin-bottom="0in" table:align="left" style:writing-mode="lr-tb"/>
    </style:style>
    <style:style style:name="Table29.A" style:family="table-column">
      <style:table-column-properties style:column-width="0.5806in"/>
    </style:style>
    <style:style style:name="Table29.1" style:family="table-row">
      <style:table-row-properties fo:keep-together="auto"/>
    </style:style>
    <style:style style:name="Table29.A1" style:family="table-cell">
      <style:table-cell-properties fo:background-color="#ffffff" fo:padding-left="0.075in" fo:padding-right="0.075in" fo:padding-top="0in" fo:padding-bottom="0in" fo:border="0.5pt solid #000001">
        <style:background-image/>
      </style:table-cell-properties>
    </style:style>
    <style:style style:name="Table30" style:family="table">
      <style:table-properties style:width="0.9417in" fo:margin-left="0in" fo:margin-top="0in" fo:margin-bottom="0in" table:align="left" style:writing-mode="lr-tb"/>
    </style:style>
    <style:style style:name="Table30.A" style:family="table-column">
      <style:table-column-properties style:column-width="0.6931in"/>
    </style:style>
    <style:style style:name="Table30.B" style:family="table-column">
      <style:table-column-properties style:column-width="0.2486in"/>
    </style:style>
    <style:style style:name="Table30.1" style:family="table-row">
      <style:table-row-properties fo:keep-together="auto"/>
    </style:style>
    <style:style style:name="Table30.A1" style:family="table-cell">
      <style:table-cell-properties fo:background-color="#ffffff" fo:padding-left="0.075in" fo:padding-right="0.075in" fo:padding-top="0in" fo:padding-bottom="0in" fo:border="0.5pt solid #000001">
        <style:background-image/>
      </style:table-cell-properties>
    </style:style>
    <style:style style:name="Table31" style:family="table">
      <style:table-properties style:width="0.1792in" fo:margin-left="0in" fo:margin-top="0in" fo:margin-bottom="0in" table:align="left" style:writing-mode="lr-tb"/>
    </style:style>
    <style:style style:name="Table31.A" style:family="table-column">
      <style:table-column-properties style:column-width="0.1792in"/>
    </style:style>
    <style:style style:name="Table31.1" style:family="table-row">
      <style:table-row-properties style:min-row-height="0.1868in" fo:keep-together="auto"/>
    </style:style>
    <style:style style:name="Table31.A1" style:family="table-cell">
      <style:table-cell-properties fo:background-color="#ffffff" fo:padding-left="0.075in" fo:padding-right="0.075in" fo:padding-top="0in" fo:padding-bottom="0in" fo:border="0.5pt solid #000001">
        <style:background-image/>
      </style:table-cell-properties>
    </style:style>
    <style:style style:name="Table32" style:family="table">
      <style:table-properties style:width="0.1792in" fo:margin-left="0in" fo:margin-top="0in" fo:margin-bottom="0in" table:align="left" style:writing-mode="lr-tb"/>
    </style:style>
    <style:style style:name="Table32.A" style:family="table-column">
      <style:table-column-properties style:column-width="0.1792in"/>
    </style:style>
    <style:style style:name="Table32.1" style:family="table-row">
      <style:table-row-properties style:min-row-height="0.1868in" fo:keep-together="auto"/>
    </style:style>
    <style:style style:name="Table32.A1" style:family="table-cell">
      <style:table-cell-properties fo:background-color="#ffffff" fo:padding-left="0.075in" fo:padding-right="0.075in" fo:padding-top="0in" fo:padding-bottom="0in" fo:border="0.5pt solid #000001">
        <style:background-image/>
      </style:table-cell-properties>
    </style:style>
    <style:style style:name="Table33" style:family="table">
      <style:table-properties style:width="0.1792in" fo:margin-left="0in" fo:margin-top="0in" fo:margin-bottom="0in" table:align="left" style:writing-mode="lr-tb"/>
    </style:style>
    <style:style style:name="Table33.A" style:family="table-column">
      <style:table-column-properties style:column-width="0.1792in"/>
    </style:style>
    <style:style style:name="Table33.1" style:family="table-row">
      <style:table-row-properties style:min-row-height="0.1868in" fo:keep-together="auto"/>
    </style:style>
    <style:style style:name="Table33.A1" style:family="table-cell">
      <style:table-cell-properties fo:background-color="#ffffff" fo:padding-left="0.075in" fo:padding-right="0.075in" fo:padding-top="0in" fo:padding-bottom="0in" fo:border="0.5pt solid #000001">
        <style:background-image/>
      </style:table-cell-properties>
    </style:style>
    <style:style style:name="Table34" style:family="table">
      <style:table-properties style:width="0.1639in" fo:margin-left="0in" fo:margin-top="0in" fo:margin-bottom="0in" table:align="left" style:writing-mode="lr-tb"/>
    </style:style>
    <style:style style:name="Table34.A" style:family="table-column">
      <style:table-column-properties style:column-width="0.1639in"/>
    </style:style>
    <style:style style:name="Table34.1" style:family="table-row">
      <style:table-row-properties fo:keep-together="auto"/>
    </style:style>
    <style:style style:name="Table34.A1" style:family="table-cell">
      <style:table-cell-properties fo:background-color="#ffffff" fo:padding-left="0.075in" fo:padding-right="0.075in" fo:padding-top="0in" fo:padding-bottom="0in" fo:border="0.5pt solid #000001">
        <style:background-image/>
      </style:table-cell-properties>
    </style:style>
    <style:style style:name="Table35" style:family="table">
      <style:table-properties style:width="0.1861in" fo:margin-left="0in" fo:margin-top="0in" fo:margin-bottom="0in" table:align="left" style:writing-mode="lr-tb"/>
    </style:style>
    <style:style style:name="Table35.A" style:family="table-column">
      <style:table-column-properties style:column-width="0.1861in"/>
    </style:style>
    <style:style style:name="Table35.1" style:family="table-row">
      <style:table-row-properties fo:keep-together="auto"/>
    </style:style>
    <style:style style:name="Table35.A1" style:family="table-cell">
      <style:table-cell-properties fo:background-color="#ffffff" fo:padding-left="0.075in" fo:padding-right="0.075in" fo:padding-top="0in" fo:padding-bottom="0in" fo:border="0.5pt solid #000001">
        <style:background-image/>
      </style:table-cell-properties>
    </style:style>
    <style:style style:name="Table36" style:family="table">
      <style:table-properties style:width="0.2431in" fo:margin-left="0in" fo:margin-top="0in" fo:margin-bottom="0in" table:align="left" style:writing-mode="lr-tb"/>
    </style:style>
    <style:style style:name="Table36.A" style:family="table-column">
      <style:table-column-properties style:column-width="0.2431in"/>
    </style:style>
    <style:style style:name="Table36.1" style:family="table-row">
      <style:table-row-properties fo:keep-together="auto"/>
    </style:style>
    <style:style style:name="Table36.A1" style:family="table-cell">
      <style:table-cell-properties fo:background-color="#ffffff" fo:padding-left="0.075in" fo:padding-right="0.075in" fo:padding-top="0in" fo:padding-bottom="0in" fo:border="0.5pt solid #000001">
        <style:background-image/>
      </style:table-cell-properties>
    </style:style>
    <style:style style:name="Table37" style:family="table">
      <style:table-properties style:width="0.2521in" fo:margin-left="0in" fo:margin-top="0in" fo:margin-bottom="0in" table:align="left" style:writing-mode="lr-tb"/>
    </style:style>
    <style:style style:name="Table37.A" style:family="table-column">
      <style:table-column-properties style:column-width="0.2521in"/>
    </style:style>
    <style:style style:name="Table37.1" style:family="table-row">
      <style:table-row-properties style:min-row-height="0.0917in" fo:keep-together="auto"/>
    </style:style>
    <style:style style:name="Table37.A1" style:family="table-cell">
      <style:table-cell-properties fo:background-color="#ffffff" fo:padding-left="0.075in" fo:padding-right="0.075in" fo:padding-top="0in" fo:padding-bottom="0in" fo:border="0.5pt solid #000001">
        <style:background-image/>
      </style:table-cell-properties>
    </style:style>
    <style:style style:name="Table38" style:family="table">
      <style:table-properties style:width="0.2431in" fo:margin-left="0in" fo:margin-top="0in" fo:margin-bottom="0in" table:align="left" style:writing-mode="lr-tb"/>
    </style:style>
    <style:style style:name="Table38.A" style:family="table-column">
      <style:table-column-properties style:column-width="0.2431in"/>
    </style:style>
    <style:style style:name="Table38.1" style:family="table-row">
      <style:table-row-properties fo:keep-together="auto"/>
    </style:style>
    <style:style style:name="Table38.A1" style:family="table-cell">
      <style:table-cell-properties fo:background-color="#ffffff" fo:padding-left="0.075in" fo:padding-right="0.075in" fo:padding-top="0in" fo:padding-bottom="0in" fo:border="0.5pt solid #000001">
        <style:background-image/>
      </style:table-cell-properties>
    </style:style>
    <style:style style:name="Table39" style:family="table">
      <style:table-properties style:width="0.1868in" fo:margin-left="0in" fo:margin-top="0in" fo:margin-bottom="0in" table:align="left" style:writing-mode="lr-tb"/>
    </style:style>
    <style:style style:name="Table39.A" style:family="table-column">
      <style:table-column-properties style:column-width="0.1868in"/>
    </style:style>
    <style:style style:name="Table39.1" style:family="table-row">
      <style:table-row-properties fo:keep-together="auto"/>
    </style:style>
    <style:style style:name="Table39.A1" style:family="table-cell">
      <style:table-cell-properties fo:background-color="#ffffff" fo:padding-left="0.075in" fo:padding-right="0.075in" fo:padding-top="0in" fo:padding-bottom="0in" fo:border="0.5pt solid #000001">
        <style:background-image/>
      </style:table-cell-properties>
    </style:style>
    <style:style style:name="Table40" style:family="table">
      <style:table-properties style:width="0.2194in" fo:margin-left="0in" fo:margin-top="0in" fo:margin-bottom="0in" table:align="left" style:writing-mode="lr-tb"/>
    </style:style>
    <style:style style:name="Table40.A" style:family="table-column">
      <style:table-column-properties style:column-width="0.2194in"/>
    </style:style>
    <style:style style:name="Table40.1" style:family="table-row">
      <style:table-row-properties fo:keep-together="auto"/>
    </style:style>
    <style:style style:name="Table40.A1" style:family="table-cell">
      <style:table-cell-properties fo:background-color="#ffffff" fo:padding-left="0.075in" fo:padding-right="0.075in" fo:padding-top="0in" fo:padding-bottom="0in" fo:border="0.5pt solid #000001">
        <style:background-image/>
      </style:table-cell-properties>
    </style:style>
    <style:style style:name="Table41" style:family="table">
      <style:table-properties style:width="0.1868in" fo:margin-left="0in" fo:margin-top="0in" fo:margin-bottom="0in" table:align="left" style:writing-mode="lr-tb"/>
    </style:style>
    <style:style style:name="Table41.A" style:family="table-column">
      <style:table-column-properties style:column-width="0.1868in"/>
    </style:style>
    <style:style style:name="Table41.1" style:family="table-row">
      <style:table-row-properties fo:keep-together="auto"/>
    </style:style>
    <style:style style:name="Table41.A1" style:family="table-cell">
      <style:table-cell-properties fo:background-color="#ffffff" fo:padding-left="0.075in" fo:padding-right="0.075in" fo:padding-top="0in" fo:padding-bottom="0in" fo:border="0.5pt solid #000001">
        <style:background-image/>
      </style:table-cell-properties>
    </style:style>
    <style:style style:name="Table42" style:family="table">
      <style:table-properties style:width="0.1868in" fo:margin-left="0in" fo:margin-top="0in" fo:margin-bottom="0in" table:align="left" style:writing-mode="lr-tb"/>
    </style:style>
    <style:style style:name="Table42.A" style:family="table-column">
      <style:table-column-properties style:column-width="0.1868in"/>
    </style:style>
    <style:style style:name="Table42.1" style:family="table-row">
      <style:table-row-properties fo:keep-together="auto"/>
    </style:style>
    <style:style style:name="Table42.A1" style:family="table-cell">
      <style:table-cell-properties fo:background-color="#ffffff" fo:padding-left="0.075in" fo:padding-right="0.075in" fo:padding-top="0in" fo:padding-bottom="0in" fo:border="0.5pt solid #000001">
        <style:background-image/>
      </style:table-cell-properties>
    </style:style>
    <style:style style:name="Table43" style:family="table">
      <style:table-properties style:width="0.2431in" fo:margin-left="0in" fo:margin-top="0in" fo:margin-bottom="0in" table:align="left" style:writing-mode="lr-tb"/>
    </style:style>
    <style:style style:name="Table43.A" style:family="table-column">
      <style:table-column-properties style:column-width="0.2431in"/>
    </style:style>
    <style:style style:name="Table43.1" style:family="table-row">
      <style:table-row-properties fo:keep-together="auto"/>
    </style:style>
    <style:style style:name="Table43.A1" style:family="table-cell">
      <style:table-cell-properties fo:background-color="#ffffff" fo:padding-left="0.075in" fo:padding-right="0.075in" fo:padding-top="0in" fo:padding-bottom="0in" fo:border="0.5pt solid #000001">
        <style:background-image/>
      </style:table-cell-properties>
    </style:style>
    <style:style style:name="Table44" style:family="table">
      <style:table-properties style:width="0.2431in" fo:margin-left="0in" fo:margin-top="0in" fo:margin-bottom="0in" table:align="left" style:writing-mode="lr-tb"/>
    </style:style>
    <style:style style:name="Table44.A" style:family="table-column">
      <style:table-column-properties style:column-width="0.2431in"/>
    </style:style>
    <style:style style:name="Table44.1" style:family="table-row">
      <style:table-row-properties fo:keep-together="auto"/>
    </style:style>
    <style:style style:name="Table44.A1" style:family="table-cell">
      <style:table-cell-properties fo:background-color="#ffffff" fo:padding-left="0.075in" fo:padding-right="0.075in" fo:padding-top="0in" fo:padding-bottom="0in" fo:border="0.5pt solid #000001">
        <style:background-image/>
      </style:table-cell-properties>
    </style:style>
    <style:style style:name="Table45" style:family="table">
      <style:table-properties style:width="0.2431in" fo:margin-left="0in" fo:margin-top="0in" fo:margin-bottom="0in" table:align="left" style:writing-mode="lr-tb"/>
    </style:style>
    <style:style style:name="Table45.A" style:family="table-column">
      <style:table-column-properties style:column-width="0.2431in"/>
    </style:style>
    <style:style style:name="Table45.1" style:family="table-row">
      <style:table-row-properties fo:keep-together="auto"/>
    </style:style>
    <style:style style:name="Table45.A1" style:family="table-cell">
      <style:table-cell-properties fo:background-color="#ffffff" fo:padding-left="0.075in" fo:padding-right="0.075in" fo:padding-top="0in" fo:padding-bottom="0in" fo:border="0.5pt solid #000001">
        <style:background-image/>
      </style:table-cell-properties>
    </style:style>
    <style:style style:name="Table46" style:family="table">
      <style:table-properties style:width="0.1868in" fo:margin-left="0in" fo:margin-top="0in" fo:margin-bottom="0in" table:align="left" style:writing-mode="lr-tb"/>
    </style:style>
    <style:style style:name="Table46.A" style:family="table-column">
      <style:table-column-properties style:column-width="0.1868in"/>
    </style:style>
    <style:style style:name="Table46.1" style:family="table-row">
      <style:table-row-properties fo:keep-together="auto"/>
    </style:style>
    <style:style style:name="Table46.A1" style:family="table-cell">
      <style:table-cell-properties fo:background-color="#ffffff" fo:padding-left="0.075in" fo:padding-right="0.075in" fo:padding-top="0in" fo:padding-bottom="0in" fo:border="0.5pt solid #000001">
        <style:background-image/>
      </style:table-cell-properties>
    </style:style>
    <style:style style:name="Table47" style:family="table">
      <style:table-properties style:width="0.1868in" fo:margin-left="0in" fo:margin-top="0in" fo:margin-bottom="0in" table:align="left" style:writing-mode="lr-tb"/>
    </style:style>
    <style:style style:name="Table47.A" style:family="table-column">
      <style:table-column-properties style:column-width="0.1868in"/>
    </style:style>
    <style:style style:name="Table47.1" style:family="table-row">
      <style:table-row-properties fo:keep-together="auto"/>
    </style:style>
    <style:style style:name="Table47.A1" style:family="table-cell">
      <style:table-cell-properties fo:background-color="#ffffff" fo:padding-left="0.075in" fo:padding-right="0.075in" fo:padding-top="0in" fo:padding-bottom="0in" fo:border="0.5pt solid #000001">
        <style:background-image/>
      </style:table-cell-properties>
    </style:style>
    <style:style style:name="Table48" style:family="table">
      <style:table-properties style:width="0.1868in" fo:margin-left="0in" fo:margin-top="0in" fo:margin-bottom="0in" table:align="left" style:writing-mode="lr-tb"/>
    </style:style>
    <style:style style:name="Table48.A" style:family="table-column">
      <style:table-column-properties style:column-width="0.1868in"/>
    </style:style>
    <style:style style:name="Table48.1" style:family="table-row">
      <style:table-row-properties fo:keep-together="auto"/>
    </style:style>
    <style:style style:name="Table48.A1" style:family="table-cell">
      <style:table-cell-properties fo:background-color="#ffffff" fo:padding-left="0.075in" fo:padding-right="0.075in" fo:padding-top="0in" fo:padding-bottom="0in" fo:border="0.5pt solid #000001">
        <style:background-image/>
      </style:table-cell-properties>
    </style:style>
    <style:style style:name="Table49" style:family="table">
      <style:table-properties style:width="0.1868in" fo:margin-left="0in" fo:margin-top="0in" fo:margin-bottom="0in" table:align="left" style:writing-mode="lr-tb"/>
    </style:style>
    <style:style style:name="Table49.A" style:family="table-column">
      <style:table-column-properties style:column-width="0.1868in"/>
    </style:style>
    <style:style style:name="Table49.1" style:family="table-row">
      <style:table-row-properties fo:keep-together="auto"/>
    </style:style>
    <style:style style:name="Table49.A1" style:family="table-cell">
      <style:table-cell-properties fo:background-color="#ffffff" fo:padding-left="0.075in" fo:padding-right="0.075in" fo:padding-top="0in" fo:padding-bottom="0in" fo:border="0.5pt solid #000001">
        <style:background-image/>
      </style:table-cell-properties>
    </style:style>
    <style:style style:name="Table50" style:family="table">
      <style:table-properties style:width="0.1868in" fo:margin-left="0in" fo:margin-top="0in" fo:margin-bottom="0in" table:align="left" style:writing-mode="lr-tb"/>
    </style:style>
    <style:style style:name="Table50.A" style:family="table-column">
      <style:table-column-properties style:column-width="0.1868in"/>
    </style:style>
    <style:style style:name="Table50.1" style:family="table-row">
      <style:table-row-properties fo:keep-together="auto"/>
    </style:style>
    <style:style style:name="Table50.A1" style:family="table-cell">
      <style:table-cell-properties fo:background-color="#ffffff" fo:padding-left="0.075in" fo:padding-right="0.075in" fo:padding-top="0in" fo:padding-bottom="0in" fo:border="0.5pt solid #000001">
        <style:background-image/>
      </style:table-cell-properties>
    </style:style>
    <style:style style:name="Table51" style:family="table">
      <style:table-properties style:width="0.1868in" fo:margin-left="0in" fo:margin-top="0in" fo:margin-bottom="0in" table:align="left" style:writing-mode="lr-tb"/>
    </style:style>
    <style:style style:name="Table51.A" style:family="table-column">
      <style:table-column-properties style:column-width="0.1868in"/>
    </style:style>
    <style:style style:name="Table51.1" style:family="table-row">
      <style:table-row-properties fo:keep-together="auto"/>
    </style:style>
    <style:style style:name="Table51.A1" style:family="table-cell">
      <style:table-cell-properties fo:background-color="#ffffff" fo:padding-left="0.075in" fo:padding-right="0.075in" fo:padding-top="0in" fo:padding-bottom="0in" fo:border="0.5pt solid #000001">
        <style:background-image/>
      </style:table-cell-properties>
    </style:style>
    <style:style style:name="Table52" style:family="table">
      <style:table-properties style:width="0.1868in" fo:margin-left="0in" fo:margin-top="0in" fo:margin-bottom="0in" table:align="left" style:writing-mode="lr-tb"/>
    </style:style>
    <style:style style:name="Table52.A" style:family="table-column">
      <style:table-column-properties style:column-width="0.1868in"/>
    </style:style>
    <style:style style:name="Table52.1" style:family="table-row">
      <style:table-row-properties fo:keep-together="auto"/>
    </style:style>
    <style:style style:name="Table52.A1" style:family="table-cell">
      <style:table-cell-properties fo:background-color="#ffffff" fo:padding-left="0.075in" fo:padding-right="0.075in" fo:padding-top="0in" fo:padding-bottom="0in" fo:border="0.5pt solid #000001">
        <style:background-image/>
      </style:table-cell-properties>
    </style:style>
    <style:style style:name="Table53" style:family="table">
      <style:table-properties style:width="0.1868in" fo:margin-left="0in" fo:margin-top="0in" fo:margin-bottom="0in" table:align="left" style:writing-mode="lr-tb"/>
    </style:style>
    <style:style style:name="Table53.A" style:family="table-column">
      <style:table-column-properties style:column-width="0.1868in"/>
    </style:style>
    <style:style style:name="Table53.1" style:family="table-row">
      <style:table-row-properties fo:keep-together="auto"/>
    </style:style>
    <style:style style:name="Table53.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Topptekst">
      <style:text-properties fo:font-weight="bold" style:font-weight-asian="bold"/>
    </style:style>
    <style:style style:name="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 style:family="paragraph" style:parent-style-name="Bunntekst">
      <style:paragraph-properties fo:margin-left="0in" fo:margin-right="0.25in" fo:text-indent="0in" style:auto-text-indent="false"/>
      <style:text-properties officeooo:rsid="0008d024" officeooo:paragraph-rsid="0008d024"/>
    </style:style>
    <style:style style:name="P4" style:family="paragraph" style:parent-style-name="Standard">
      <style:text-properties style:font-name="Arial1" fo:font-size="11pt" fo:font-weight="bold" style:font-size-asian="11pt" style:font-weight-asian="bold" style:font-name-complex="Arial3" style:font-size-complex="11pt"/>
    </style:style>
    <style:style style:name="P5" style:family="paragraph" style:parent-style-name="Standard">
      <style:text-properties style:font-name="Arial1" fo:font-size="11pt" fo:font-weight="bold" officeooo:rsid="0003ccf0" officeooo:paragraph-rsid="0003ccf0" style:font-size-asian="11pt" style:font-weight-asian="bold" style:font-name-complex="Arial3" style:font-size-complex="11pt"/>
    </style:style>
    <style:style style:name="P6" style:family="paragraph" style:parent-style-name="Standard">
      <style:text-properties style:font-name="Arial1" fo:font-size="11pt" style:font-size-asian="11pt" style:font-name-complex="Arial3" style:font-size-complex="11pt"/>
    </style:style>
    <style:style style:name="P7" style:family="paragraph" style:parent-style-name="Standard">
      <style:text-properties style:font-name="Arial1" fo:font-size="11pt" officeooo:rsid="0003ccf0" officeooo:paragraph-rsid="0003ccf0" style:font-size-asian="11pt" style:font-name-complex="Arial3" style:font-size-complex="11pt"/>
    </style:style>
    <style:style style:name="P8" style:family="paragraph" style:parent-style-name="Standard">
      <style:text-properties style:font-name="Arial1" fo:font-size="11pt" officeooo:paragraph-rsid="0006539c" style:font-size-asian="11pt" style:font-name-complex="Arial3" style:font-size-complex="11pt"/>
    </style:style>
    <style:style style:name="P9" style:family="paragraph" style:parent-style-name="Standard">
      <style:text-properties style:font-name="Arial1" fo:font-size="11pt" officeooo:rsid="0006539c" officeooo:paragraph-rsid="0006539c" style:font-size-asian="11pt" style:font-name-complex="Arial3" style:font-size-complex="11pt"/>
    </style:style>
    <style:style style:name="P10" style:family="paragraph" style:parent-style-name="Standard">
      <style:text-properties style:font-name="Arial1" fo:font-size="11pt" officeooo:rsid="00075a8e" officeooo:paragraph-rsid="00075a8e" style:font-size-asian="11pt" style:font-name-complex="Arial3" style:font-size-complex="11pt"/>
    </style:style>
    <style:style style:name="P11" style:family="paragraph" style:parent-style-name="Standard">
      <style:text-properties style:font-name="Arial1" fo:font-size="11pt" officeooo:rsid="000abed1" officeooo:paragraph-rsid="000abed1" style:font-size-asian="11pt" style:font-name-complex="Arial3" style:font-size-complex="11pt"/>
    </style:style>
    <style:style style:name="P12" style:family="paragraph" style:parent-style-name="Standard">
      <style:text-properties style:font-name="Arial1" fo:font-size="11pt" style:font-size-asian="11pt" style:language-asian="nb" style:country-asian="NO" style:font-name-complex="Arial3" style:font-size-complex="11pt"/>
    </style:style>
    <style:style style:name="P13" style:family="paragraph" style:parent-style-name="Standard">
      <style:text-properties style:font-name="Arial1" fo:font-size="11pt" fo:language="nn" fo:country="NO" style:font-size-asian="11pt" style:font-name-complex="Arial3" style:font-size-complex="11pt"/>
    </style:style>
    <style:style style:name="P14" style:family="paragraph" style:parent-style-name="Standard">
      <style:text-properties style:font-name="Arial1" style:font-name-complex="Arial3"/>
    </style:style>
    <style:style style:name="P15" style:family="paragraph" style:parent-style-name="Standard">
      <style:text-properties fo:language="nn" fo:country="NO"/>
    </style:style>
    <style:style style:name="P16" style:family="paragraph" style:parent-style-name="Standard">
      <style:text-properties fo:font-size="11pt" style:font-size-asian="11pt" style:font-size-complex="11pt"/>
    </style:style>
    <style:style style:name="P17" style:family="paragraph" style:parent-style-name="Standard">
      <style:text-properties fo:font-size="11pt" officeooo:rsid="0003ccf0" officeooo:paragraph-rsid="0003ccf0" style:font-size-asian="11pt" style:font-size-complex="11pt"/>
    </style:style>
    <style:style style:name="P18" style:family="paragraph" style:parent-style-name="Standard">
      <style:paragraph-properties fo:text-align="justify" style:justify-single-word="false"/>
    </style:style>
    <style:style style:name="P19" style:family="paragraph" style:parent-style-name="Standard">
      <style:text-properties officeooo:rsid="0003ccf0" officeooo:paragraph-rsid="0003ccf0"/>
    </style:style>
    <style:style style:name="P20" style:family="paragraph" style:parent-style-name="Standard">
      <style:text-properties officeooo:paragraph-rsid="0003ccf0"/>
    </style:style>
    <style:style style:name="P21" style:family="paragraph" style:parent-style-name="Standard">
      <style:text-properties fo:color="#222222" style:font-name="Arial1" fo:font-size="11pt" fo:background-color="#fafafa" style:font-size-asian="11pt" style:font-name-complex="Arial3" style:font-size-complex="11pt"/>
    </style:style>
    <style:style style:name="P22" style:family="paragraph" style:parent-style-name="Listeavsnitt">
      <style:text-properties style:font-name="Arial1" fo:font-size="11pt" fo:font-weight="bold" style:font-size-asian="11pt" style:font-weight-asian="bold" style:font-name-complex="Arial3" style:font-size-complex="11pt"/>
    </style:style>
    <style:style style:name="P23" style:family="paragraph" style:parent-style-name="Listeavsnitt">
      <style:paragraph-properties fo:margin-left="0in" fo:margin-right="0in" fo:text-indent="0in" style:auto-text-indent="false"/>
    </style:style>
    <style:style style:name="P24" style:family="paragraph" style:parent-style-name="Listeavsnitt">
      <style:paragraph-properties fo:margin-left="0in" fo:margin-right="0in" fo:text-indent="0in" style:auto-text-indent="false"/>
      <style:text-properties style:font-name="Arial1" fo:font-size="11pt" fo:font-weight="bold" style:font-size-asian="11pt" style:font-weight-asian="bold" style:font-name-complex="Arial3" style:font-size-complex="11pt"/>
    </style:style>
    <style:style style:name="P25" style:family="paragraph" style:parent-style-name="Normal_20__28_Web_29_">
      <style:paragraph-properties fo:margin-top="0.0311in" fo:margin-bottom="0.0835in" loext:contextual-spacing="false" style:line-height-at-least="0.1764in"/>
      <style:text-properties fo:color="#222222" style:font-name="Arial1" fo:font-size="11pt" officeooo:rsid="0003ccf0" officeooo:paragraph-rsid="0003ccf0" style:font-size-asian="11pt" style:font-name-complex="Arial3" style:font-size-complex="11pt"/>
    </style:style>
    <style:style style:name="P26" style:family="paragraph" style:parent-style-name="Normal_20__28_Web_29_">
      <loext:graphic-properties draw:fill="solid" draw:fill-color="#fafafa"/>
      <style:paragraph-properties fo:margin-top="0.0311in" fo:margin-bottom="0.0835in" loext:contextual-spacing="false" style:line-height-at-least="0.1764in" fo:background-color="#fafafa"/>
      <style:text-properties fo:color="#222222" style:font-name="Arial1" fo:font-size="11pt" style:font-size-asian="11pt" style:font-name-complex="Arial3" style:font-size-complex="11pt"/>
    </style:style>
    <style:style style:name="P27" style:family="paragraph" style:parent-style-name="Standard">
      <style:text-properties style:font-name="Arial" fo:font-size="11pt" officeooo:paragraph-rsid="0003ccf0"/>
    </style:style>
    <style:style style:name="P28" style:family="paragraph" style:parent-style-name="Standard">
      <style:text-properties style:font-name="Arial1" fo:font-size="11pt" officeooo:rsid="0006539c" officeooo:paragraph-rsid="000ece3d" style:font-size-asian="11pt" style:font-name-complex="Arial3" style:font-size-complex="11pt"/>
    </style:style>
    <style:style style:name="P29" style:family="paragraph" style:parent-style-name="Standard">
      <style:text-properties style:font-name="Arial1" fo:font-size="11pt" officeooo:rsid="00075a8e" officeooo:paragraph-rsid="00075a8e" style:font-size-asian="11pt" style:font-name-complex="Arial3" style:font-size-complex="11pt"/>
    </style:style>
    <style:style style:name="P30" style:family="paragraph" style:parent-style-name="Standard">
      <style:text-properties style:font-name="Arial1" fo:font-size="11pt" officeooo:rsid="00075a8e" officeooo:paragraph-rsid="000ece3d" style:font-size-asian="11pt" style:font-name-complex="Arial3" style:font-size-complex="11pt"/>
    </style:style>
    <style:style style:name="P31" style:family="paragraph" style:parent-style-name="Standard">
      <style:text-properties style:font-name="Arial1" fo:font-size="11pt" officeooo:rsid="000ece3d" officeooo:paragraph-rsid="000ece3d" style:font-size-asian="11pt" style:font-name-complex="Arial3" style:font-size-complex="11pt"/>
    </style:style>
    <style:style style:name="P32" style:family="paragraph" style:parent-style-name="Overskrift_20_1">
      <style:paragraph-properties fo:margin-left="0in" fo:margin-right="-0.0016in" fo:text-indent="0in" style:auto-text-indent="false"/>
    </style:style>
    <style:style style:name="P33" style:family="paragraph" style:parent-style-name="Listeavsnitt" style:list-style-name="WWNum1"/>
    <style:style style:name="P34" style:family="paragraph" style:parent-style-name="Listeavsnitt" style:list-style-name="WWNum1">
      <style:text-properties style:font-name="Arial1" fo:font-size="11pt" fo:font-weight="bold" style:font-size-asian="11pt" style:font-weight-asian="bold" style:font-name-complex="Arial3" style:font-size-complex="11pt"/>
    </style:style>
    <style:style style:name="P35" style:family="paragraph" style:parent-style-name="Listeavsnitt" style:list-style-name="WWNum3">
      <style:text-properties style:font-name="Arial1" fo:font-size="11pt" fo:font-weight="bold" style:font-size-asian="11pt" style:font-weight-asian="bold" style:font-name-complex="Arial3" style:font-size-complex="11pt"/>
    </style:style>
    <style:style style:name="P36" style:family="paragraph" style:parent-style-name="Listeavsnitt" style:list-style-name="WWNum3">
      <style:text-properties style:font-name="Arial1" fo:font-size="11pt" style:font-size-asian="11pt" style:font-name-complex="Arial3" style:font-size-complex="11pt"/>
    </style:style>
    <style:style style:name="P37" style:family="paragraph" style:parent-style-name="Listeavsnitt" style:list-style-name="WWNum3"/>
    <style:style style:name="P38" style:family="paragraph" style:parent-style-name="Listeavsnitt" style:list-style-name="WWNum1">
      <style:paragraph-properties fo:margin-left="0.3453in" fo:margin-right="0in" fo:text-indent="-0.3453in" style:auto-text-indent="false"/>
      <style:text-properties style:font-name="Arial1" fo:font-size="11pt" style:font-size-asian="11pt" style:font-name-complex="Arial3" style:font-size-complex="11pt"/>
    </style:style>
    <style:style style:name="P39" style:family="paragraph" style:parent-style-name="Listeavsnitt" style:list-style-name="WWNum1">
      <style:paragraph-properties fo:margin-left="0.3453in" fo:margin-right="0in" fo:text-indent="-0.3453in" style:auto-text-indent="false"/>
    </style:style>
    <style:style style:name="T1" style:family="text">
      <style:text-properties style:font-name="Cambria" style:font-name-asian="宋体"/>
    </style:style>
    <style:style style:name="T2" style:family="text">
      <style:text-properties style:font-name="Arial1" fo:font-size="12pt" fo:font-style="normal" fo:font-weight="bold" style:font-size-asian="12pt" style:font-style-asian="normal" style:font-weight-asian="bold" style:font-name-complex="Arial3" style:font-size-complex="12pt"/>
    </style:style>
    <style:style style:name="T3" style:family="text">
      <style:text-properties style:font-name="Arial1" fo:font-size="11pt" fo:font-weight="bold" style:font-size-asian="11pt" style:font-weight-asian="bold" style:font-name-complex="Arial3" style:font-size-complex="11pt"/>
    </style:style>
    <style:style style:name="T4" style:family="text">
      <style:text-properties style:font-name="Arial1" fo:font-size="11pt" style:font-size-asian="11pt" style:font-name-complex="Arial3" style:font-size-complex="11pt"/>
    </style:style>
    <style:style style:name="T5" style:family="text">
      <style:text-properties style:font-name="Arial1" fo:font-size="11pt" officeooo:rsid="0003ccf0" style:font-size-asian="11pt" style:font-name-complex="Arial3" style:font-size-complex="11pt"/>
    </style:style>
    <style:style style:name="T6" style:family="text">
      <style:text-properties style:font-name="Arial1" fo:font-size="11pt" fo:background-color="#ffffff" loext:char-shading-value="0" style:font-size-asian="11pt" style:font-name-complex="Arial3" style:font-size-complex="11pt"/>
    </style:style>
    <style:style style:name="T7" style:family="text">
      <style:text-properties style:font-name="Arial1" fo:font-size="11pt" fo:background-color="#fafafa" loext:char-shading-value="0" style:font-size-asian="11pt" style:font-name-complex="Arial3" style:font-size-complex="11pt"/>
    </style:style>
    <style:style style:name="T8" style:family="text">
      <style:text-properties style:font-name="Arial1" fo:font-size="11pt" fo:font-style="normal" fo:font-weight="normal" style:font-size-asian="11pt" style:font-style-asian="normal" style:font-weight-asian="normal" style:font-name-complex="Arial3" style:font-size-complex="11pt"/>
    </style:style>
    <style:style style:name="T9" style:family="text">
      <style:text-properties style:font-name="Arial1" style:font-name-complex="Arial3"/>
    </style:style>
    <style:style style:name="T10" style:family="text">
      <style:text-properties fo:color="#222222" style:font-name="Arial1" fo:font-size="11pt" fo:background-color="#fafafa" loext:char-shading-value="0" style:font-size-asian="11pt" style:font-name-complex="Arial3" style:font-size-complex="11pt"/>
    </style:style>
    <style:style style:name="T11" style:family="text">
      <style:text-properties officeooo:rsid="00075a8e"/>
    </style:style>
    <style:style style:name="T12" style:family="text">
      <style:text-properties officeooo:rsid="000abed1"/>
    </style:style>
    <style:style style:name="T13" style:family="text">
      <style:text-properties officeooo:rsid="000d13f4"/>
    </style:style>
    <style:style style:name="T14" style:family="text">
      <style:text-properties fo:font-variant="normal" fo:text-transform="none" fo:color="#444444" style:font-name="Arial2" fo:font-size="10.1999998092651pt" fo:letter-spacing="normal" fo:font-style="normal" fo:font-weight="normal"/>
    </style:style>
    <style:style style:name="T15" style:family="text">
      <style:text-properties fo:font-variant="normal" fo:text-transform="none" fo:color="#444444" style:font-name="Arial2" fo:font-size="10.1999998092651pt" fo:letter-spacing="normal" fo:font-style="normal" fo:font-weight="normal" officeooo:rsid="000d13f4"/>
    </style:style>
    <style:style style:name="T16" style:family="text">
      <style:text-properties officeooo:rsid="0003ccf0" style:font-size-asian="11pt" style:font-name-complex="Arial3" style:font-size-complex="11pt"/>
    </style:style>
    <style:style style:name="T17" style:family="text">
      <style:text-properties officeooo:rsid="000d13f4" style:font-size-asian="11pt" style:font-name-complex="Arial3"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row table:style-name="Table54.1">
          <table:table-cell table:style-name="Table54.A1" table:number-columns-spanned="11" office:value-type="string">
            <text:p text:style-name="Standard"/>
            <text:p text:style-name="Standard"><text:span text:style-name="Utheving"><text:span text:style-name="T2">Skjema for å opprette, endre og legge ned emner</text:span></text:span></text:p>
            <text:p text:style-name="Standard"/>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Standard"/>
          </table:table-cell>
        </table:table-row>
        <table:table-row table:style-name="Table54.2">
          <table:table-cell table:style-name="Table54.A1" office:value-type="string">
            <text:p text:style-name="P4">Emnekode:</text:p>
            <text:p text:style-name="P4"/>
            <text:p text:style-name="P6"/>
            <text:p text:style-name="P6"/>
          </table:table-cell>
          <table:table-cell table:style-name="Table54.B2" table:number-columns-spanned="2" office:value-type="string">
            <text:p text:style-name="P13">Opprette nytt emne:</text:p>
            <table:table table:name="Table1" table:style-name="Table1">
              <table:table-column table:style-name="Table1.A"/>
              <table:table-row table:style-name="Table1.1">
                <table:table-cell table:style-name="Table1.A1" office:value-type="string">
                  <text:p text:style-name="P13"/>
                </table:table-cell>
              </table:table-row>
            </table:table>
            <text:p text:style-name="P13"><text:s/>Gå til punkt 1.1.</text:p>
          </table:table-cell>
          <table:covered-table-cell/>
          <table:table-cell table:style-name="Table54.D2" table:number-columns-spanned="6" office:value-type="string">
            <text:p text:style-name="P6">Endre eksisterende: </text:p>
            <table:table table:name="Table2" table:style-name="Table2">
              <table:table-column table:style-name="Table2.A"/>
              <table:table-row table:style-name="Table2.1">
                <table:table-cell table:style-name="Table2.A1" office:value-type="string">
                  <text:p text:style-name="P7">x</text:p>
                </table:table-cell>
              </table:table-row>
            </table:table>
            <text:p text:style-name="P6">Gå til punkt 2.1.</text:p>
          </table:table-cell>
          <table:covered-table-cell/>
          <table:covered-table-cell/>
          <table:covered-table-cell/>
          <table:covered-table-cell/>
          <table:covered-table-cell/>
          <table:table-cell table:style-name="Table54.J2" table:number-columns-spanned="2" office:value-type="string">
            <text:p text:style-name="P6">Legge ned eksisterende:</text:p>
            <table:table table:name="Table3" table:style-name="Table3">
              <table:table-column table:style-name="Table3.A"/>
              <table:table-row table:style-name="Table3.1">
                <table:table-cell table:style-name="Table3.A1" office:value-type="string">
                  <text:p text:style-name="P6"/>
                </table:table-cell>
              </table:table-row>
            </table:table>
            <text:p text:style-name="P6">Gå til punkt 3.1.</text:p>
          </table:table-cell>
          <table:covered-table-cell/>
          <table:table-cell table:style-name="Table54.L1" office:value-type="string">
            <text:p text:style-name="P6"/>
          </table:table-cell>
        </table:table-row>
        <table:table-row table:style-name="Table54.3">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4" table:number-columns-spanned="11" office:value-type="string">
            <text:list xml:id="list3250162908783114296" text:style-name="WWNum1">
              <text:list-item>
                <text:p text:style-name="P34">Opprette nytt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2"/>
          </table:table-cell>
        </table:table-row>
        <table:table-row table:style-name="Table54.5">
          <table:table-cell table:style-name="Table54.A4" table:number-columns-spanned="2" office:value-type="string">
            <text:list xml:id="list95854995336226" text:continue-numbering="true" text:style-name="WWNum1">
              <text:list-item>
                <text:list>
                  <text:list-item>
                    <text:p text:style-name="P38">Er emnet erstatning for annet emne? </text:p>
                  </text:list-item>
                </text:list>
              </text:list-item>
            </text:list>
          </table:table-cell>
          <table:covered-table-cell/>
          <table:table-cell table:style-name="Table54.B2" table:number-columns-spanned="3" office:value-type="string">
            <text:p text:style-name="P6">Ja:</text:p>
            <table:table table:name="Table4" table:style-name="Table4">
              <table:table-column table:style-name="Table4.A"/>
              <table:table-row table:style-name="Table4.1">
                <table:table-cell table:style-name="Table4.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5" table:style-name="Table5">
              <table:table-column table:style-name="Table5.A"/>
              <table:table-row table:style-name="Table5.1">
                <table:table-cell table:style-name="Table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95855462095902" text:continue-numbering="true" text:style-name="WWNum1">
              <text:list-item>
                <text:list>
                  <text:list-item>
                    <text:p text:style-name="P38">Hvis ja, hvilket emne?</text:p>
                  </text:list-item>
                </text:list>
              </text:list-item>
            </text:list>
          </table:table-cell>
          <table:covered-table-cell/>
          <table:table-cell table:style-name="Table54.B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95855434337040" text:continue-numbering="true" text:style-name="WWNum1">
              <text:list-item>
                <text:list>
                  <text:list-item>
                    <text:p text:style-name="P39"><text:span text:style-name="Standardskrift_20_for_20_avsnitt"><text:span text:style-name="T4">Skal emnet klones? Hvis ja, spesifiser differensiering i aktuelle punkter i skjemaet (punktene 5., 10.-14., 16.-18.)</text:span></text:span></text:p>
                  </text:list-item>
                </text:list>
              </text:list-item>
            </text:list>
          </table:table-cell>
          <table:covered-table-cell/>
          <table:table-cell table:style-name="Table54.B2" table:number-columns-spanned="3" office:value-type="string">
            <text:p text:style-name="P6">Ja:</text:p>
            <table:table table:name="Table6" table:style-name="Table6">
              <table:table-column table:style-name="Table6.A"/>
              <table:table-row table:style-name="Table6.1">
                <table:table-cell table:style-name="Table6.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7" table:style-name="Table7">
              <table:table-column table:style-name="Table7.A"/>
              <table:table-row table:style-name="Table7.1">
                <table:table-cell table:style-name="Table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ext:p text:style-name="P6"/>
          </table:table-cell>
        </table:table-row>
        <table:table-row table:style-name="Table54.5">
          <table:table-cell table:style-name="Table54.A4" table:number-columns-spanned="11" office:value-type="string">
            <text:p text:style-name="P6">Gå videre til punktene 4. – 19.</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9">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0" table:number-columns-spanned="11" office:value-type="string">
            <text:list xml:id="list95856724095463" text:continue-numbering="true" text:style-name="WWNum1">
              <text:list-item>
                <text:p text:style-name="P34">Endre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2"/>
          </table:table-cell>
        </table:table-row>
        <table:table-row table:style-name="Table54.11">
          <table:table-cell table:style-name="Table54.A10" table:number-columns-spanned="2" office:value-type="string">
            <text:list xml:id="list95856157635435" text:continue-numbering="true" text:style-name="WWNum1">
              <text:list-item>
                <text:list>
                  <text:list-item>
                    <text:p text:style-name="P38">Når skal endringen gjelde fra?</text:p>
                  </text:list-item>
                </text:list>
              </text:list-item>
            </text:list>
          </table:table-cell>
          <table:covered-table-cell/>
          <table:table-cell table:style-name="Table54.D2" table:number-columns-spanned="3" office:value-type="string">
            <text:p text:style-name="P6">Årstall:</text:p>
            <table:table table:name="Table8" table:style-name="Table8">
              <table:table-column table:style-name="Table8.A"/>
              <table:table-row table:style-name="Table8.1">
                <table:table-cell table:style-name="Table8.A1" office:value-type="string">
                  <text:p text:style-name="P7">201<text:span text:style-name="T12">7</text:span></text:p>
                </table:table-cell>
              </table:table-row>
            </table:table>
            <text:p text:style-name="P6"/>
          </table:table-cell>
          <table:covered-table-cell/>
          <table:covered-table-cell/>
          <table:table-cell table:style-name="Table54.D2" table:number-columns-spanned="6" office:value-type="string">
            <table:table table:name="Table9" table:style-name="Table9">
              <table:table-column table:style-name="Table9.A"/>
              <table:table-column table:style-name="Table9.B"/>
              <table:table-row table:style-name="Table9.1">
                <table:table-cell table:style-name="Table9.A1" office:value-type="string">
                  <text:p text:style-name="P6">Høst:</text:p>
                </table:table-cell>
                <table:table-cell table:style-name="Table9.A1" office:value-type="string">
                  <text:p text:style-name="P7">x</text:p>
                </table:table-cell>
              </table:table-row>
              <table:table-row table:style-name="Table9.1">
                <table:table-cell table:style-name="Table9.A1" office:value-type="string">
                  <text:p text:style-name="P6">Vår:</text:p>
                </table:table-cell>
                <table:table-cell table:style-name="Table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95855186782644" text:continue-numbering="true" text:style-name="WWNum1">
              <text:list-item>
                <text:list>
                  <text:list-item>
                    <text:p text:style-name="P38">Ved navneendring, skal endringen ha tilbakevirkende kraft? </text:p>
                  </text:list-item>
                </text:list>
              </text:list-item>
            </text:list>
          </table:table-cell>
          <table:covered-table-cell/>
          <table:table-cell table:style-name="Table54.D2" table:number-columns-spanned="3" office:value-type="string">
            <text:p text:style-name="P6">Ja:</text:p>
            <table:table table:name="Table10" table:style-name="Table10">
              <table:table-column table:style-name="Table10.A"/>
              <table:table-row table:style-name="Table10.1">
                <table:table-cell table:style-name="Table10.A1" office:value-type="string">
                  <text:p text:style-name="P6"/>
                </table:table-cell>
              </table:table-row>
            </table:table>
            <text:p text:style-name="P6"/>
          </table:table-cell>
          <table:covered-table-cell/>
          <table:covered-table-cell/>
          <table:table-cell table:style-name="Table54.D2" table:number-columns-spanned="6" office:value-type="string">
            <text:p text:style-name="P6">Nei:</text:p>
            <table:table table:name="Table11" table:style-name="Table11">
              <table:table-column table:style-name="Table11.A"/>
              <table:table-row table:style-name="Table11.1">
                <table:table-cell table:style-name="Table11.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95855902278568" text:continue-numbering="true" text:style-name="WWNum1">
              <text:list-item>
                <text:list>
                  <text:list-item>
                    <text:p text:style-name="P38">Er emnet klonet? </text:p>
                  </text:list-item>
                </text:list>
              </text:list-item>
            </text:list>
          </table:table-cell>
          <table:covered-table-cell/>
          <table:table-cell table:style-name="Table54.D2" table:number-columns-spanned="3" office:value-type="string">
            <text:p text:style-name="P6">Ja:</text:p>
            <table:table table:name="Table12" table:style-name="Table12">
              <table:table-column table:style-name="Table12.A"/>
              <table:table-row table:style-name="Table12.1">
                <table:table-cell table:style-name="Table12.A1" office:value-type="string">
                  <text:p text:style-name="P7">x</text:p>
                </table:table-cell>
              </table:table-row>
            </table:table>
            <text:p text:style-name="P6"/>
          </table:table-cell>
          <table:covered-table-cell/>
          <table:covered-table-cell/>
          <table:table-cell table:style-name="Table54.D2" table:number-columns-spanned="6" office:value-type="string">
            <text:p text:style-name="P6">Nei:</text:p>
            <table:table table:name="Table13" table:style-name="Table13">
              <table:table-column table:style-name="Table13.A"/>
              <table:table-row table:style-name="Table13.1">
                <table:table-cell table:style-name="Table1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11" office:value-type="string">
            <text:p text:style-name="P6">Gå videre til punktene 4. – 19. og fyll ut punktene som er relevante for endringe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15">
          <table:table-cell table:style-name="Table54.A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11" office:value-type="string">
            <text:list xml:id="list95856239824548" text:continue-numbering="true" text:style-name="WWNum1">
              <text:list-item>
                <text:p text:style-name="P34">Legge ned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2"/>
          </table:table-cell>
        </table:table-row>
        <table:table-row table:style-name="Table54.4">
          <table:table-cell table:style-name="Table54.A16" table:number-columns-spanned="2" office:value-type="string">
            <text:list xml:id="list95855907420005" text:continue-numbering="true" text:style-name="WWNum1">
              <text:list-item>
                <text:list>
                  <text:list-item>
                    <text:p text:style-name="P38">Siste semester for undervisning:</text:p>
                  </text:list-item>
                </text:list>
              </text:list-item>
            </text:list>
          </table:table-cell>
          <table:covered-table-cell/>
          <table:table-cell table:style-name="Table54.J2" table:number-columns-spanned="3" office:value-type="string">
            <text:p text:style-name="P6">Årstall:</text:p>
            <table:table table:name="Table14" table:style-name="Table14">
              <table:table-column table:style-name="Table14.A"/>
              <table:table-row table:style-name="Table14.1">
                <table:table-cell table:style-name="Table14.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5" table:style-name="Table15">
              <table:table-column table:style-name="Table15.A"/>
              <table:table-column table:style-name="Table15.B"/>
              <table:table-row table:style-name="Table15.1">
                <table:table-cell table:style-name="Table15.A1" office:value-type="string">
                  <text:p text:style-name="P6">Høst:</text:p>
                </table:table-cell>
                <table:table-cell table:style-name="Table15.A1" office:value-type="string">
                  <text:p text:style-name="P6"/>
                </table:table-cell>
              </table:table-row>
              <table:table-row table:style-name="Table15.1">
                <table:table-cell table:style-name="Table15.A1" office:value-type="string">
                  <text:p text:style-name="P6">Vår:</text:p>
                </table:table-cell>
                <table:table-cell table:style-name="Table1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95856193111131" text:continue-numbering="true" text:style-name="WWNum1">
              <text:list-item>
                <text:list>
                  <text:list-item>
                    <text:p text:style-name="P39"><text:span text:style-name="Standardskrift_20_for_20_avsnitt"><text:span text:style-name="T4">Siste semester for eksamen (husk at studentene har rett til å avlegge avsluttende eksamen i 2 år etter at emnet ble undervist for siste gang)</text:span></text:span></text:p>
                  </text:list-item>
                </text:list>
              </text:list-item>
            </text:list>
          </table:table-cell>
          <table:covered-table-cell/>
          <table:table-cell table:style-name="Table54.J2" table:number-columns-spanned="3" office:value-type="string">
            <text:p text:style-name="P6">Årstall:</text:p>
            <table:table table:name="Table16" table:style-name="Table16">
              <table:table-column table:style-name="Table16.A"/>
              <table:table-row table:style-name="Table16.1">
                <table:table-cell table:style-name="Table16.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7" table:style-name="Table17">
              <table:table-column table:style-name="Table17.A"/>
              <table:table-column table:style-name="Table17.B"/>
              <table:table-row table:style-name="Table17.1">
                <table:table-cell table:style-name="Table17.A1" office:value-type="string">
                  <text:p text:style-name="P6">Høst:</text:p>
                </table:table-cell>
                <table:table-cell table:style-name="Table17.A1" office:value-type="string">
                  <text:p text:style-name="P6"/>
                </table:table-cell>
              </table:table-row>
              <table:table-row table:style-name="Table17.1">
                <table:table-cell table:style-name="Table17.A1" office:value-type="string">
                  <text:p text:style-name="P6">Vår:</text:p>
                </table:table-cell>
                <table:table-cell table:style-name="Table1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95855837799646" text:continue-numbering="true" text:style-name="WWNum1">
              <text:list-item>
                <text:list>
                  <text:list-item>
                    <text:p text:style-name="P38">Er emnet klonet? </text:p>
                  </text:list-item>
                </text:list>
              </text:list-item>
            </text:list>
          </table:table-cell>
          <table:covered-table-cell/>
          <table:table-cell table:style-name="Table54.J2" table:number-columns-spanned="3" office:value-type="string">
            <text:p text:style-name="P6">Ja:</text:p>
            <table:table table:name="Table18" table:style-name="Table18">
              <table:table-column table:style-name="Table18.A"/>
              <table:table-row table:style-name="Table18.1">
                <table:table-cell table:style-name="Table18.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19" table:style-name="Table19">
              <table:table-column table:style-name="Table19.A"/>
              <table:table-row table:style-name="Table19.1">
                <table:table-cell table:style-name="Table1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95855176459452" text:continue-numbering="true" text:style-name="WWNum1">
              <text:list-item>
                <text:list>
                  <text:list-item>
                    <text:p text:style-name="P38">Skal klonen også legges ned?</text:p>
                  </text:list-item>
                </text:list>
              </text:list-item>
            </text:list>
          </table:table-cell>
          <table:covered-table-cell/>
          <table:table-cell table:style-name="Table54.J2" table:number-columns-spanned="3" office:value-type="string">
            <text:p text:style-name="P6">Ja:</text:p>
            <table:table table:name="Table20" table:style-name="Table20">
              <table:table-column table:style-name="Table20.A"/>
              <table:table-row table:style-name="Table20.1">
                <table:table-cell table:style-name="Table20.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21" table:style-name="Table21">
              <table:table-column table:style-name="Table21.A"/>
              <table:table-row table:style-name="Table21.1">
                <table:table-cell table:style-name="Table2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95855153795722" text:continue-numbering="true" text:style-name="WWNum1">
              <text:list-item>
                <text:list>
                  <text:list-item>
                    <text:p text:style-name="P38">Siste semester for undervisning og eksamen for klonen?</text:p>
                  </text:list-item>
                </text:list>
              </text:list-item>
            </text:list>
          </table:table-cell>
          <table:covered-table-cell/>
          <table:table-cell table:style-name="Table54.J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2">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3">
          <table:table-cell table:style-name="Table54.A1" table:number-rows-spanned="3" table:number-columns-spanned="2" office:value-type="string">
            <text:list xml:id="list95855556475527" text:continue-numbering="true" text:style-name="WWNum1">
              <text:list-item>
                <text:p text:style-name="P33"><text:span text:style-name="Standardskrift_20_for_20_avsnitt"><text:span text:style-name="T3">Emnenavn </text:span></text:span></text:p>
              </text:list-item>
            </text:list>
            <text:p text:style-name="Standard"><text:span text:style-name="Standardskrift_20_for_20_avsnitt"><text:span text:style-name="T4">Hva skal emnet hete?</text:span></text:span></text:p>
            <text:p text:style-name="P6">Husk at emnenavnet må være på bokmål, nynorsk og engelsk. </text:p>
          </table:table-cell>
          <table:covered-table-cell/>
          <table:table-cell table:style-name="Table54.A1" table:number-columns-spanned="3" office:value-type="string">
            <text:p text:style-name="Standard"><text:span text:style-name="Standardskrift_20_for_20_avsnitt"><text:span text:style-name="T4">Bokmål: </text:span></text:span></text:p>
          </table:table-cell>
          <table:covered-table-cell/>
          <table:covered-table-cell/>
          <table:table-cell table:style-name="Table54.F23" table:number-columns-spanned="6" office:value-type="string">
            <text:p text:style-name="P19">Computational Physics</text:p>
          </table:table-cell>
          <table:covered-table-cell/>
          <table:covered-table-cell/>
          <table:covered-table-cell/>
          <table:covered-table-cell/>
          <table:covered-table-cell/>
          <table:table-cell table:style-name="Table54.L1" office:value-type="string">
            <text:p text:style-name="Standard"/>
          </table:table-cell>
        </table:table-row>
        <table:table-row table:style-name="Table54.24">
          <table:covered-table-cell/>
          <table:covered-table-cell/>
          <table:table-cell table:style-name="Table54.A1" table:number-columns-spanned="3" office:value-type="string">
            <text:p text:style-name="P6">Nynorsk:</text:p>
          </table:table-cell>
          <table:covered-table-cell/>
          <table:covered-table-cell/>
          <table:table-cell table:style-name="Table54.F23" table:number-columns-spanned="6" office:value-type="string">
            <text:p text:style-name="P5">Computational Physic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5">
          <table:covered-table-cell/>
          <table:covered-table-cell/>
          <table:table-cell table:style-name="Table54.A1" table:number-columns-spanned="3" office:value-type="string">
            <text:p text:style-name="P6">Engelsk:</text:p>
          </table:table-cell>
          <table:covered-table-cell/>
          <table:covered-table-cell/>
          <table:table-cell table:style-name="Table54.F23" table:number-columns-spanned="6" office:value-type="string">
            <text:p text:style-name="P5">Computational Physic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6">
          <table:table-cell table:style-name="Table54.A1" table:number-rows-spanned="2" table:number-columns-spanned="2" office:value-type="string">
            <text:list xml:id="list95855976721274" text:continue-numbering="true" text:style-name="WWNum1">
              <text:list-item>
                <text:p text:style-name="P34">Forslag til emnekode </text:p>
              </text:list-item>
            </text:list>
            <text:p text:style-name="P23"><text:span text:style-name="Standardskrift_20_for_20_avsnitt"><text:span text:style-name="T4">Se retningslinjer….</text:span></text:span></text:p>
          </table:table-cell>
          <table:covered-table-cell/>
          <table:table-cell table:style-name="Table54.A1" table:number-columns-spanned="3" office:value-type="string">
            <text:p text:style-name="P6">Hovedemne:</text:p>
          </table:table-cell>
          <table:covered-table-cell/>
          <table:covered-table-cell/>
          <table:table-cell table:style-name="Table54.F23" table:number-columns-spanned="6" office:value-type="string">
            <text:p text:style-name="P5">FYS315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7">
          <table:covered-table-cell/>
          <table:covered-table-cell/>
          <table:table-cell table:style-name="Table54.A1" table:number-columns-spanned="3" office:value-type="string">
            <text:p text:style-name="P6">Eventuell klon:</text:p>
          </table:table-cell>
          <table:covered-table-cell/>
          <table:covered-table-cell/>
          <table:table-cell table:style-name="Table54.F23" table:number-columns-spanned="6" office:value-type="string">
            <text:p text:style-name="P5">FYS415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8">
          <table:table-cell table:style-name="Table54.A1" table:number-columns-spanned="2" office:value-type="string">
            <text:list xml:id="list95856601858933" text:continue-numbering="true" text:style-name="WWNum1">
              <text:list-item>
                <text:p text:style-name="P34">Studiepoeng </text:p>
              </text:list-item>
            </text:list>
            <text:p text:style-name="Standard"/>
          </table:table-cell>
          <table:covered-table-cell/>
          <table:table-cell table:style-name="Table54.A1" table:number-columns-spanned="3" office:value-type="string">
            <text:p text:style-name="P6">10</text:p>
            <table:table table:name="Table22" table:style-name="Table22">
              <table:table-column table:style-name="Table22.A"/>
              <table:table-row table:style-name="Table22.1">
                <table:table-cell table:style-name="Table22.A1" office:value-type="string">
                  <text:p text:style-name="P7">x</text:p>
                </table:table-cell>
              </table:table-row>
            </table:table>
            <text:p text:style-name="P6"/>
          </table:table-cell>
          <table:covered-table-cell/>
          <table:covered-table-cell/>
          <table:table-cell table:style-name="Table54.F23" table:number-columns-spanned="6" office:value-type="string">
            <text:p text:style-name="P6">Hvis annet, spesifiser og argumenter:</text:p>
          </table:table-cell>
          <table:covered-table-cell/>
          <table:covered-table-cell/>
          <table:covered-table-cell/>
          <table:covered-table-cell/>
          <table:covered-table-cell/>
          <table:table-cell table:style-name="Table54.L1" office:value-type="string">
            <text:p text:style-name="P6"/>
          </table:table-cell>
        </table:table-row>
        <table:table-row table:style-name="Table54.29">
          <table:table-cell table:style-name="Table54.A29" table:number-rows-spanned="4" table:number-columns-spanned="2" office:value-type="string">
            <text:list xml:id="list95855684118158" text:continue-numbering="true" text:style-name="WWNum1">
              <text:list-item>
                <text:p text:style-name="P34">Når skal emnet undervises?</text:p>
              </text:list-item>
            </text:list>
          </table:table-cell>
          <table:covered-table-cell/>
          <table:table-cell table:style-name="Table54.A1" table:number-columns-spanned="3" office:value-type="string">
            <text:p text:style-name="P6">Semester:</text:p>
          </table:table-cell>
          <table:covered-table-cell/>
          <table:covered-table-cell/>
          <table:table-cell table:style-name="Table54.F23" table:number-columns-spanned="3" office:value-type="string">
            <text:p text:style-name="P6">Høst:</text:p>
            <table:table table:name="Table23" table:style-name="Table23">
              <table:table-column table:style-name="Table23.A"/>
              <table:table-row table:style-name="Table23.1">
                <table:table-cell table:style-name="Table23.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Vår:</text:p>
            <table:table table:name="Table24" table:style-name="Table24">
              <table:table-column table:style-name="Table24.A"/>
              <table:table-row table:style-name="Table24.1">
                <table:table-cell table:style-name="Table24.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Regelmessig:</text:p>
          </table:table-cell>
          <table:covered-table-cell/>
          <table:covered-table-cell/>
          <table:table-cell table:style-name="Table54.F23" table:number-columns-spanned="3" office:value-type="string">
            <text:p text:style-name="P6">Ja:</text:p>
            <table:table table:name="Table25" table:style-name="Table25">
              <table:table-column table:style-name="Table25.A"/>
              <table:table-row table:style-name="Table25.1">
                <table:table-cell table:style-name="Table25.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Nei:</text:p>
            <table:table table:name="Table26" table:style-name="Table26">
              <table:table-column table:style-name="Table26.A"/>
              <table:table-row table:style-name="Table26.1">
                <table:table-cell table:style-name="Table26.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Første gang:</text:p>
          </table:table-cell>
          <table:covered-table-cell/>
          <table:covered-table-cell/>
          <table:table-cell table:style-name="Table54.F23" table:number-columns-spanned="3" office:value-type="string">
            <text:p text:style-name="P6">Årstall:</text:p>
            <table:table table:name="Table27" table:style-name="Table27">
              <table:table-column table:style-name="Table27.A"/>
              <table:table-row table:style-name="Table27.1">
                <table:table-cell table:style-name="Table27.A1" office:value-type="string">
                  <text:p text:style-name="P11">2017</text:p>
                </table:table-cell>
              </table:table-row>
            </table:table>
            <text:p text:style-name="P6"/>
          </table:table-cell>
          <table:covered-table-cell/>
          <table:covered-table-cell/>
          <table:table-cell table:style-name="Table54.F23" table:number-columns-spanned="3" office:value-type="string">
            <table:table table:name="Table28" table:style-name="Table28">
              <table:table-column table:style-name="Table28.A"/>
              <table:table-column table:style-name="Table28.B"/>
              <table:table-row table:style-name="Table28.1">
                <table:table-cell table:style-name="Table28.A1" office:value-type="string">
                  <text:p text:style-name="P6">Høst:</text:p>
                </table:table-cell>
                <table:table-cell table:style-name="Table28.A1" office:value-type="string">
                  <text:p text:style-name="P11">x</text:p>
                </table:table-cell>
              </table:table-row>
              <table:table-row table:style-name="Table28.1">
                <table:table-cell table:style-name="Table28.A1" office:value-type="string">
                  <text:p text:style-name="P6">Vår:</text:p>
                </table:table-cell>
                <table:table-cell table:style-name="Table28.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2">
          <table:covered-table-cell/>
          <table:covered-table-cell/>
          <table:table-cell table:style-name="Table54.A29" table:number-columns-spanned="3" office:value-type="string">
            <text:p text:style-name="P6">Siste gang:</text:p>
            <text:p text:style-name="P6">(hvis du vet)</text:p>
          </table:table-cell>
          <table:covered-table-cell/>
          <table:covered-table-cell/>
          <table:table-cell table:style-name="Table54.F32" table:number-columns-spanned="3" office:value-type="string">
            <text:p text:style-name="P6">Årstall:</text:p>
            <table:table table:name="Table29" table:style-name="Table29">
              <table:table-column table:style-name="Table29.A"/>
              <table:table-row table:style-name="Table29.1">
                <table:table-cell table:style-name="Table29.A1" office:value-type="string">
                  <text:p text:style-name="P6"/>
                </table:table-cell>
              </table:table-row>
            </table:table>
            <text:p text:style-name="P6"/>
          </table:table-cell>
          <table:covered-table-cell/>
          <table:covered-table-cell/>
          <table:table-cell table:style-name="Table54.F32" table:number-columns-spanned="3" office:value-type="string">
            <table:table table:name="Table30" table:style-name="Table30">
              <table:table-column table:style-name="Table30.A"/>
              <table:table-column table:style-name="Table30.B"/>
              <table:table-row table:style-name="Table30.1">
                <table:table-cell table:style-name="Table30.A1" office:value-type="string">
                  <text:p text:style-name="P6">Høst:</text:p>
                </table:table-cell>
                <table:table-cell table:style-name="Table30.A1" office:value-type="string">
                  <text:p text:style-name="P6"/>
                </table:table-cell>
              </table:table-row>
              <table:table-row table:style-name="Table30.1">
                <table:table-cell table:style-name="Table30.A1" office:value-type="string">
                  <text:p text:style-name="P6">Vår:</text:p>
                </table:table-cell>
                <table:table-cell table:style-name="Table30.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3">
          <table:table-cell table:style-name="Table54.A1" table:number-rows-spanned="4" table:number-columns-spanned="2" office:value-type="string">
            <text:list xml:id="list95855679117680" text:continue-numbering="true" text:style-name="WWNum1">
              <text:list-item>
                <text:p text:style-name="P33"><text:span text:style-name="Standardskrift_20_for_20_avsnitt"><text:span text:style-name="T3">Undervisningsspråk</text:span></text:span></text:p>
              </text:list-item>
            </text:list>
            <text:p text:style-name="P15"/>
          </table:table-cell>
          <table:covered-table-cell/>
          <table:table-cell table:style-name="Table54.A1" table:number-columns-spanned="3" office:value-type="string">
            <text:p text:style-name="P6">Norsk:</text:p>
          </table:table-cell>
          <table:covered-table-cell/>
          <table:covered-table-cell/>
          <table:table-cell table:style-name="Table54.F33" table:number-columns-spanned="6" office:value-type="string">
            <table:table table:name="Table31" table:style-name="Table31">
              <table:table-column table:style-name="Table31.A"/>
              <table:table-row table:style-name="Table31.1">
                <table:table-cell table:style-name="Table3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Norsk (engelsk på forespørsel):</text:p>
          </table:table-cell>
          <table:covered-table-cell/>
          <table:covered-table-cell/>
          <table:table-cell table:style-name="Table54.F33" table:number-columns-spanned="6" office:value-type="string">
            <table:table table:name="Table32" table:style-name="Table32">
              <table:table-column table:style-name="Table32.A"/>
              <table:table-row table:style-name="Table32.1">
                <table:table-cell table:style-name="Table32.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Engelsk:</text:p>
          </table:table-cell>
          <table:covered-table-cell/>
          <table:covered-table-cell/>
          <table:table-cell table:style-name="Table54.F33" table:number-columns-spanned="6" office:value-type="string">
            <table:table table:name="Table33" table:style-name="Table33">
              <table:table-column table:style-name="Table33.A"/>
              <table:table-row table:style-name="Table33.1">
                <table:table-cell table:style-name="Table3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Standard"><text:span text:style-name="Standardskrift_20_for_20_avsnitt"><text:span text:style-name="T4">Annet,spesifiser:</text:span></text:span></text:p>
          </table:table-cell>
          <table:covered-table-cell/>
          <table:covered-table-cell/>
          <table:table-cell table:style-name="Table54.F23" table:number-columns-spanned="6" office:value-type="string">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7">
          <table:table-cell table:style-name="Table54.A1" table:number-columns-spanned="2" office:value-type="string">
            <text:list xml:id="list95855204824078" text:continue-numbering="true" text:style-name="WWNum1">
              <text:list-item>
                <text:p text:style-name="P34">Kort om emnet</text:p>
              </text:list-item>
            </text:list>
            <text:p text:style-name="P6">Gi en kort og konkret beskrivelse av det faglige innholdet i emnet: Hva handler dette emnet om? Skriv 2-3 fullstendige setninger. </text:p>
          </table:table-cell>
          <table:covered-table-cell/>
          <table:table-cell table:style-name="Table54.A1" table:number-columns-spanned="9" office:value-type="string">
            <text:p text:style-name="P27"><text:span text:style-name="T16">The course gives an introduction and survey to central numerical algorithms and methods used in the physical sciences, with selected examples and applications from physics, astrophysics, chemistry, materials science, bioscience and geoscience. </text:span><text:span text:style-name="T17">The numerical algortihms covered </text:span><text:span text:style-name="T16"><text:s/></text:span><text:span text:style-name="T14">includ</text:span><text:span text:style-name="T15">e</text:span><text:span text:style-name="T14"> </text:span><text:span text:style-name="T15">for example </text:span><text:span text:style-name="T14">solutions of </text:span><text:span text:style-name="T15">ordinary and partial </text:span><text:span text:style-name="T14">differential equations, matrix operations and eigenvalue problems, numerical integration, modeling of data and Monte Carlo methods.</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rows-spanned="2" table:number-columns-spanned="2" office:value-type="string">
            <text:list xml:id="list95855193656803" text:continue-numbering="true" text:style-name="WWNum1">
              <text:list-item>
                <text:p text:style-name="P34">Hva lærer du? </text:p>
              </text:list-item>
            </text:list>
            <text:p text:style-name="Standard"><text:span text:style-name="Standardskrift_20_for_20_avsnitt"><text:span text:style-name="T4">Hva kan studenten etter å ha fullført emnet? Skriv i tråd med Kvalifikasjonsrammeverket. Det bør være maksimalt 4-6 mål, og det kan være kunnskapsmål, ferdigheter og generell kompetanse. Se fakultetets retningslinjer: </text:span></text:span><text:a xlink:type="simple" xlink:href="http://www.uio.no/for-ansatte/arbeidsstotte/sta/enheter/mn/emner-program/emner/mn-retningslinjer-emner.html" text:style-name="Internet_20_link" text:visited-style-name="Visited_20_Internet_20_Link"><text:span text:style-name="T9">http://www.uio.no/for-ansatte/arbeidsstotte/sta/enheter/mn/emner-program/emner/mn-retningslinjer-emner.html</text:span></text:a></text:p>
          </table:table-cell>
          <table:covered-table-cell/>
          <table:table-cell table:style-name="Table54.A1" table:number-columns-spanned="9" office:value-type="string">
            <text:p text:style-name="P8">Hovedemne: </text:p>
            <text:p text:style-name="P9"/>
            <text:p text:style-name="P9">After completion of this course</text:p>
            <text:p text:style-name="P9">- you know how to develop and structure codes for studying scientific problems from the physical sciences</text:p>
            <text:p text:style-name="P9">- you know how to develop a critical understanding of the capabilities and limits of the various numerical methods,</text:p>
            <text:p text:style-name="P9">- you have an overview of important, known algorithms</text:p>
            <text:p text:style-name="P9">- you have developed an understanding of how algorithms are used to solve mathematical problems</text:p>
            <text:p text:style-name="P9">- you understand how to make <text:span text:style-name="T11">your </text:span>science reprodu<text:span text:style-name="T11">cible</text:span></text:p>
            <text:p text:style-name="P10">- you are capable of judging and analyzing all parts of the obtained scientific results</text:p>
            <text:p text:style-name="P10"/>
            <text:p text:style-name="P10"/>
            <text:p text:style-name="P31">After completion of this course you are aquainted with:</text:p>
            <text:p text:style-name="P28">- supercomputing facilities and parallel computing and can handle and plan large scientific projects.</text:p>
            <text:p text:style-name="P28">- you understand what can go wrong with various numerical algorithms</text:p>
            <text:p text:style-name="P30">- <text:s/>you can present results orally and in written form as scientific reports/articles</text:p>
            <text:p text:style-name="P9"/>
            <text:p text:style-name="P9"/>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covered-table-cell/>
          <table:covered-table-cell/>
          <table:table-cell table:style-name="Table54.A1" table:number-columns-spanned="9" office:value-type="string">
            <text:p text:style-name="P6">Eventuell klon: <text:span text:style-name="T11">same as <text:s/>for fys3150</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ext:soft-page-break/>
        <table:table-row table:style-name="Table54.38">
          <table:table-cell table:style-name="Table54.A1" table:number-columns-spanned="2" office:value-type="string">
            <text:list xml:id="list95855076376961" text:continue-numbering="true" text:style-name="WWNum1">
              <text:list-item>
                <text:p text:style-name="P34">Opptak og adgangsregulering</text:p>
              </text:list-item>
            </text:list>
            <text:p text:style-name="P6">Hvis emnet er forbeholdt studenter med opptak på bestemte programmer eller ikke er åpent for enkeltemnestudenter ved ledig kapasitet, må dette komme tydelig frem.</text:p>
            <text:p text:style-name="P6">Hvis emnet har kapasitetsbegrensning skal det stå i emnebeskrivelsen med tydelig beskrivelse av eventuell rangering.</text:p>
            <text:p text:style-name="P6">Hvis emnet er klonet må rangeringsreglene gjelde for maks antall studenter på begge emner.</text:p>
          </table:table-cell>
          <table:covered-table-cell/>
          <table:table-cell table:style-name="Table54.A1" table:number-columns-spanned="9" office:value-type="string">
            <text:p text:style-name="P7">Students who are admitted to study programmes at UiO must each semester register which courses and exams they wish to sign up for in Studentweb.</text:p>
            <text:p text:style-name="P7">If you are not already enrolled as a student at UiO, please see our information about admission requirements and procedure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95856829131215" text:continue-numbering="true" text:style-name="WWNum1">
              <text:list-item>
                <text:p text:style-name="P34">Obligatoriske forkunnskaper </text:p>
              </text:list-item>
            </text:list>
            <text:p text:style-name="P6">Er det emner som må være bestått for at studenten skal kunne ta gjeldende emne, og for å bruke emnet i en grad?</text:p>
            <text:p text:style-name="P6">Husk HMS-emner.</text:p>
          </table:table-cell>
          <table:covered-table-cell/>
          <table:table-cell table:style-name="Table54.A1" table:number-columns-spanned="9" office:value-type="string">
            <text:p text:style-name="P20"><text:span text:style-name="T4">Hovedemne:</text:span><text:span text:style-name="T5">In addition to fulfilling the Higher Education Entrance Qualification, applicants have to meet the following special admission requirements:</text:span></text:p>
            <text:p text:style-name="P7">One of these:</text:p>
            <text:p text:style-name="P7">Mathematics R1</text:p>
            <text:p text:style-name="P7">Mathematics (S1+S2)</text:p>
            <text:p text:style-name="P7">And and in addition one of these:</text:p>
            <text:p text:style-name="P7">Mathematics (R1+R2)</text:p>
            <text:p text:style-name="P7">Physics (1+2)</text:p>
            <text:p text:style-name="P7">Chemistry (1+2)</text:p>
            <text:p text:style-name="P7">Biology (1+2)</text:p>
            <text:p text:style-name="P7">Information technology (1+2)</text:p>
            <text:p text:style-name="P7">Geosciences (1+2)</text:p>
            <text:p text:style-name="P7">Technology and theories of research (1+2)</text:p>
            <text:p text:style-name="P7">The special admission requirements may also be covered by equivalent studies from Norwegian upper secondary school or by other equivalent studies. Read more about special admission requirements (in Norwegian).</text:p>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20"><text:span text:style-name="T4">Eventuell klon:</text:span><text:span text:style-name="T5">In addition to fulfilling the Higher Education Entrance Qualification, applicants have to meet the following special admission requirements:</text:span></text:p>
            <text:p text:style-name="P7">One of these:</text:p>
            <text:p text:style-name="P7">Mathematics R1</text:p>
            <text:p text:style-name="P7">Mathematics (S1+S2)</text:p>
            <text:p text:style-name="P7">And and in addition one of these:</text:p>
            <text:p text:style-name="P7">Mathematics (R1+R2)</text:p>
            <text:p text:style-name="P7">Physics (1+2)</text:p>
            <text:p text:style-name="P7">Chemistry (1+2)</text:p>
            <text:p text:style-name="P7">Biology (1+2)</text:p>
            <text:p text:style-name="P7">Information technology (1+2)</text:p>
            <text:p text:style-name="P7">Geosciences (1+2)</text:p>
            <text:p text:style-name="P7">Technology and theories of research (1+2)</text:p>
            <text:p text:style-name="P7">The special admission requirements may also be covered by equivalent studies from Norwegian upper secondary school or by other equivalent studies. Read more about special admission requirements (in Norwegi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table-cell table:style-name="Table54.A1" table:number-rows-spanned="2" table:number-columns-spanned="2" office:value-type="string">
            <text:list xml:id="list95856665314702" text:continue-numbering="true" text:style-name="WWNum1">
              <text:list-item>
                <text:p text:style-name="P34">Anbefalte forkunnskaper</text:p>
              </text:list-item>
            </text:list>
            <text:p text:style-name="P6">Bygger emnet på andre emner? </text:p>
          </table:table-cell>
          <table:covered-table-cell/>
          <table:table-cell table:style-name="Table54.A1" table:number-columns-spanned="9" office:value-type="string">
            <text:p text:style-name="P20"><text:span text:style-name="T4">Hovedemne:</text:span><text:span text:style-name="T5">Knowledge corresponding to the following courses at the University of Oslo: INF1000 - Introduction to object-oriented programming (discontinued), FYS-MEK1110 - Mechanics, MOD100, MAT1100 - Calculus, MAT1110 - Calculus and linear algebra and MAT1120 - Linear algebra.</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covered-table-cell/>
          <table:covered-table-cell/>
          <table:table-cell table:style-name="Table54.A1" table:number-columns-spanned="9" office:value-type="string">
            <text:p text:style-name="P20"><text:span text:style-name="T4">Eventuell klon:</text:span><text:span text:style-name="T5">Knowledge corresponding to the following courses at the University of Oslo: INF1000 - Introduction to object-oriented programming (discontinued), FYS-MEK1110 - Mechanics, MOD100, MAT1100 - Calculus, MAT1110 - Calculus and linear algebra and MAT1120 - Linear algebra.</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95855491778449" text:continue-numbering="true" text:style-name="WWNum1">
              <text:list-item>
                <text:p text:style-name="P33"><text:span text:style-name="Standardskrift_20_for_20_avsnitt"><text:span text:style-name="T3">Overlapp i studiepoeng mot andre emner?</text:span></text:span><text:span text:style-name="Standardskrift_20_for_20_avsnitt"><text:span text:style-name="T4"> </text:span></text:span></text:p>
              </text:list-item>
            </text:list>
            <text:p text:style-name="Standard"><text:span text:style-name="Standardskrift_20_for_20_avsnitt"><text:span text:style-name="T4">I så fall – hvilke emner og hvor stort i hele studiepoeng er overlappet (kun overlapp på tre studiepoeng eller mer registreres)? Overlapp mot nedlagte emner bør også tas med.</text:span></text:span></text:p>
          </table:table-cell>
          <table:covered-table-cell/>
          <table:table-cell table:style-name="Table54.A1" table:number-columns-spanned="9" office:value-type="string">
            <text:p text:style-name="P20"><text:span text:style-name="T4">Hovedemne:</text:span><text:span text:style-name="T5">10 credits overlap with FYS4150 - Computational physics</text:span></text:p>
            <text:p text:style-name="P7">10 credits overlap against FYS210.</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20"><text:span text:style-name="T4">Eventuell klon:</text:span><text:span text:style-name="T5">10 credits overlap with FYS3150 - Computational physics</text:span></text:p>
            <text:p text:style-name="P7">10 credits overlap against FYS210.</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table-cell table:style-name="Table54.A1" table:number-columns-spanned="2" office:value-type="string">
            <text:list xml:id="list95855167219551" text:continue-numbering="true" text:style-name="WWNum1">
              <text:list-item>
                <text:p text:style-name="P34">Tregangersregelen</text:p>
              </text:list-item>
            </text:list>
            <text:p text:style-name="Standard"><text:span text:style-name="Standardskrift_20_for_20_avsnitt"><text:span text:style-name="T4">Hvilke emner skal dette emnet ses i sammenheng med ved praktisering av tregangersregelen? (En student kan ta eksamen i et emne inntil tre ganger.)</text:span></text:span></text:p>
            <text:p text:style-name="P6"><text:span text:style-name="Standardskrift_20_for_20_avsnitt"/></text:p>
            <text:p text:style-name="Standard"><text:span text:style-name="Standardskrift_20_for_20_avsnitt"><text:span text:style-name="T4">I emnebeskrivelsen i Vortex skrives dette inn i fritekstfeltet i «Trekk fra eksamen».</text:span></text:span></text:p>
          </table:table-cell>
          <table:covered-table-cell/>
          <table:table-cell table:style-name="Table54.A1"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8">
          <table:table-cell table:style-name="Table54.A1" table:number-rows-spanned="2" table:number-columns-spanned="2" office:value-type="string">
            <text:list xml:id="list95856480244702" text:continue-numbering="true" text:style-name="WWNum1">
              <text:list-item>
                <text:p text:style-name="P33"><text:span text:style-name="Standardskrift_20_for_20_avsnitt"><text:span text:style-name="T3">Undervisning</text:span></text:span><text:span text:style-name="Standardskrift_20_for_20_avsnitt"><text:span text:style-name="T4"> </text:span></text:span></text:p>
              </text:list-item>
            </text:list>
            <text:p text:style-name="P6">Undervisningsformene gjenspeiler læringsmålene og vurderingsformen. <text:s/>Hva slags obligatoriske og ikke-obligatoriske aktiviteter består undervisningen av? <text:s/>Antall timer og undervisningsformer (forelesning, lab, gruppe, osv.). </text:p>
            <text:p text:style-name="P6">Hvis emnet har lab./felt, husk fellestekst om forsikring og krav om beståtte HMS-emner før deltagelse på lab./felt.</text:p>
            <text:p text:style-name="P6">Hvis emnet har obligatoriske oppgaver, hvor lenge er disse gyldige hvis de er godkjente?</text:p>
            <text:p text:style-name="Standard"><text:span text:style-name="Standardskrift_20_for_20_avsnitt"><text:span text:style-name="T6">Det må stå om det er obligatorisk oppmøte på første forelesning eller liknende.</text:span></text:span></text:p>
          </table:table-cell>
          <table:covered-table-cell/>
          <table:table-cell table:style-name="Table54.A1" table:number-columns-spanned="9" office:value-type="string">
            <text:p text:style-name="P6">Hovedemne:</text:p>
            <text:p text:style-name="P7">The course is offered for one semester and comprises 4 hours of lectures per week, in addition to laboratory exercises aided by the use of a computer. The course will also include five projects that students will receive feedback 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9">
          <table:covered-table-cell/>
          <table:covered-table-cell/>
          <table:table-cell table:style-name="Table54.A1" table:number-columns-spanned="9" office:value-type="string">
            <text:p text:style-name="P20"><text:span text:style-name="T4">Eventuell klon:</text:span><text:bookmark text:name="_GoBack"/><text:span text:style-name="T4"> </text:span><text:span text:style-name="T5">The course is offered for one semester and comprises 4 hours of lectures per week, in addition to laboratory exercises aided by the use of a computer. The course will also include five projects that students will receive feedback on.</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ext:p text:style-name="P6"/>
            <text:p text:style-name="P6"/>
            <text:p text:style-name="P6"/>
          </table:table-cell>
        </table:table-row>
        <table:table-row table:style-name="Table54.50">
          <table:table-cell table:style-name="Table54.A1" table:number-rows-spanned="2" table:number-columns-spanned="2" office:value-type="string">
            <text:list xml:id="list95855640089902" text:continue-numbering="true" text:style-name="WWNum1">
              <text:list-item>
                <text:p text:style-name="P34">Eksamen</text:p>
              </text:list-item>
            </text:list>
            <text:p text:style-name="P6">Hvis emnet har flere deleksamener, må det komme fram hvordan de ulike delene teller og om hver del må være bestått. Husk å oppgi dersom det f.eks er oppgaver som må være godkjent før eksamen. Skal det være digital-, hjemme-, skole-, muntlig eksamen? </text:p>
          </table:table-cell>
          <table:covered-table-cell/>
          <table:table-cell table:style-name="Table54.A1" table:number-columns-spanned="9" office:value-type="string">
            <text:p text:style-name="P20"><text:span text:style-name="T4">Hovedemne:</text:span><text:span text:style-name="T5">Five projects, including three that will each count 1/3 of the grade. There will be no written or oral examination, only a portfolio assessment.</text:span></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50">
          <table:covered-table-cell/>
          <table:covered-table-cell/>
          <table:table-cell table:style-name="Table54.A1" table:number-columns-spanned="9" office:value-type="string">
            <text:p text:style-name="P20"><text:span text:style-name="T4">Eventuell klon:</text:span><text:span text:style-name="T5">Five projects, including three that will each count 1/3 of the grade. There will be no written or oral examination, only a portfolio assessment.</text:span></text:p>
          </table:table-cell>
          <table:covered-table-cell/>
          <table:covered-table-cell/>
          <table:covered-table-cell/>
          <table:covered-table-cell/>
          <table:covered-table-cell/>
          <table:covered-table-cell/>
          <table:covered-table-cell/>
          <table:covered-table-cell/>
          <table:covered-table-cell/>
        </table:table-row>
        <table:table-row table:style-name="Table54.52">
          <table:table-cell table:style-name="Table54.A1" table:number-columns-spanned="2" office:value-type="string">
            <text:list xml:id="list95856211724267" text:continue-numbering="true" text:style-name="WWNum1">
              <text:list-item>
                <text:p text:style-name="P34">Hjelpemidler</text:p>
              </text:list-item>
            </text:list>
            <text:p text:style-name="P24"/>
          </table:table-cell>
          <table:covered-table-cell/>
          <table:table-cell table:style-name="Table54.A1" table:number-columns-spanned="2" office:value-type="string">
            <text:p text:style-name="P6">Nei:</text:p>
            <table:table table:name="Table34" table:style-name="Table34">
              <table:table-column table:style-name="Table34.A"/>
              <table:table-row table:style-name="Table34.1">
                <table:table-cell table:style-name="Table34.A1" office:value-type="string">
                  <text:p text:style-name="P7">x</text:p>
                </table:table-cell>
              </table:table-row>
            </table:table>
            <text:p text:style-name="P6"/>
          </table:table-cell>
          <table:covered-table-cell/>
          <table:table-cell table:style-name="Table54.F23" table:number-columns-spanned="7" office:value-type="string">
            <text:p text:style-name="P6">Ja: </text:p>
            <table:table table:name="Table35" table:style-name="Table35">
              <table:table-column table:style-name="Table35.A"/>
              <table:table-row table:style-name="Table35.1">
                <table:table-cell table:style-name="Table35.A1" office:value-type="string">
                  <text:p text:style-name="P6"/>
                </table:table-cell>
              </table:table-row>
            </table:table>
            <text:p text:style-name="P6">Spesifiser:</text:p>
            <text:p text:style-name="P6"/>
            <text:p text:style-name="P6"/>
            <text:p text:style-name="P6"/>
          </table: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3">
          <table:table-cell table:style-name="Table54.A1" table:number-rows-spanned="4" table:number-columns-spanned="2" office:value-type="string">
            <text:list xml:id="list95856710343321" text:continue-numbering="true" text:style-name="WWNum1">
              <text:list-item>
                <text:p text:style-name="P34">Eksamensspråk</text:p>
              </text:list-item>
            </text:list>
          </table:table-cell>
          <table:covered-table-cell/>
          <table:table-cell table:style-name="Table54.A29" table:number-columns-spanned="9" office:value-type="string">
            <text:p text:style-name="P21">Du kan besvare eksamen på norsk, svensk, dansk eller engelsk.</text:p>
            <table:table table:name="Table36" table:style-name="Table36">
              <table:table-column table:style-name="Table36.A"/>
              <table:table-row table:style-name="Table36.1">
                <table:table-cell table:style-name="Table36.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4" office:value-type="string">
            <text:p text:style-name="P6"/>
          </table:table-cell>
        </table:table-row>
        <table:table-row table:style-name="Table54.54">
          <table:covered-table-cell/>
          <table:covered-table-cell/>
          <table:table-cell table:style-name="Table54.A29" table:number-columns-spanned="9" office:value-type="string">
            <text:p text:style-name="P26">Dersom emnet undervises på engelsk vil det bare tilbys eksamensoppgavetekst på engelsk.</text:p>
            <text:p text:style-name="P26">Du kan besvare eksamen på norsk, svensk, dansk eller engelsk.</text:p>
            <table:table table:name="Table37" table:style-name="Table37">
              <table:table-column table:style-name="Table37.A"/>
              <table:table-row table:style-name="Table37.1">
                <table:table-cell table:style-name="Table37.A1" office:value-type="string">
                  <text:p text:style-name="P25">x</text:p>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29" table:number-columns-spanned="9" office:value-type="string">
            <text:p text:style-name="P21">Eksamensoppgaven blir gitt på engelsk, og du skal besvare eksamenen på engelsk. </text:p>
            <table:table table:name="Table38" table:style-name="Table38">
              <table:table-column table:style-name="Table38.A"/>
              <table:table-row table:style-name="Table38.1">
                <table:table-cell table:style-name="Table38.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1" table:number-columns-spanned="9" office:value-type="string">
            <text:p text:style-name="P6">Annet, spesifiser:</text:p>
          </table:table-cell>
          <table:covered-table-cell/>
          <table:covered-table-cell/>
          <table:covered-table-cell/>
          <table:covered-table-cell/>
          <table:covered-table-cell/>
          <table:covered-table-cell/>
          <table:covered-table-cell/>
          <table:covered-table-cell/>
          <table:covered-table-cell/>
        </table:table-row>
        <table:table-row table:style-name="Table54.57">
          <table:table-cell table:style-name="Table54.A1" table:number-rows-spanned="2" table:number-columns-spanned="2" office:value-type="string">
            <text:list xml:id="list95856259236466" text:continue-numbering="true" text:style-name="WWNum1">
              <text:list-item>
                <text:p text:style-name="P34">Karakterskala</text:p>
              </text:list-item>
            </text:list>
          </table:table-cell>
          <table:covered-table-cell/>
          <table:table-cell table:style-name="Table54.A1" table:number-columns-spanned="4" office:value-type="string">
            <text:p text:style-name="P6">Hovedemne:</text:p>
          </table:table-cell>
          <table:covered-table-cell/>
          <table:covered-table-cell/>
          <table:covered-table-cell/>
          <table:table-cell table:style-name="Table54.F23" table:number-columns-spanned="4" office:value-type="string">
            <text:p text:style-name="P6">Bestått/ikke bestått:</text:p>
            <table:table table:name="Table39" table:style-name="Table39">
              <table:table-column table:style-name="Table39.A"/>
              <table:table-row table:style-name="Table39.1">
                <table:table-cell table:style-name="Table39.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0" table:style-name="Table40">
              <table:table-column table:style-name="Table40.A"/>
              <table:table-row table:style-name="Table40.1">
                <table:table-cell table:style-name="Table40.A1" office:value-type="string">
                  <text:p text:style-name="P7">x</text:p>
                </table:table-cell>
              </table:table-row>
            </table:table>
            <text:p text:style-name="P6"/>
          </table:table-cell>
          <table:table-cell table:style-name="Table54.L1" table:number-rows-spanned="2" office:value-type="string">
            <text:p text:style-name="P6"/>
          </table:table-cell>
        </table:table-row>
        <table:table-row table:style-name="Table54.58">
          <table:covered-table-cell/>
          <table:covered-table-cell/>
          <table:table-cell table:style-name="Table54.A1" table:number-columns-spanned="4" office:value-type="string">
            <text:p text:style-name="P6">Eventuell klone:</text:p>
          </table:table-cell>
          <table:covered-table-cell/>
          <table:covered-table-cell/>
          <table:covered-table-cell/>
          <table:table-cell table:style-name="Table54.F23" table:number-columns-spanned="4" office:value-type="string">
            <text:p text:style-name="P6">Bestått/ikke bestått:</text:p>
            <table:table table:name="Table41" table:style-name="Table41">
              <table:table-column table:style-name="Table41.A"/>
              <table:table-row table:style-name="Table41.1">
                <table:table-cell table:style-name="Table41.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2" table:style-name="Table42">
              <table:table-column table:style-name="Table42.A"/>
              <table:table-row table:style-name="Table42.1">
                <table:table-cell table:style-name="Table42.A1" office:value-type="string">
                  <text:p text:style-name="P7">x</text:p>
                </table:table-cell>
              </table:table-row>
            </table:table>
            <text:p text:style-name="P6"/>
          </table:table-cell>
          <table:covered-table-cell/>
        </table:table-row>
        <table:table-row table:style-name="Table54.59">
          <table:table-cell table:style-name="Table54.A1" table:number-rows-spanned="4" table:number-columns-spanned="2" office:value-type="string">
            <text:list xml:id="list7281413251219260101" text:style-name="WWNum3">
              <text:list-item>
                <text:p text:style-name="P35">Adgang til ny og utsatt eksamen</text:p>
              </text:list-item>
            </text:list>
            <text:p text:style-name="P6">Utsatt eksamen = for studenter med gyldig fravær.</text:p>
            <text:p text:style-name="P6">Ny eksamen = for studenter som ikke består eller avbryter eksamen.</text:p>
            <text:p text:style-name="P6"/>
            <text:p text:style-name="P6">NB! Alle 1000-emner tilbyr utsatt og ny eksamen.</text:p>
            <text:p text:style-name="P6"/>
            <text:p text:style-name="P6"/>
          </table:table-cell>
          <table:covered-table-cell/>
          <table:table-cell table:style-name="Table54.A29" table:number-columns-spanned="9" office:value-type="string">
            <text:p text:style-name="P21">Utsatt og ny eksamen.</text:p>
            <table:table table:name="Table43" table:style-name="Table43">
              <table:table-column table:style-name="Table43.A"/>
              <table:table-row table:style-name="Table43.1">
                <table:table-cell table:style-name="Table43.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0">
          <table:covered-table-cell/>
          <table:covered-table-cell/>
          <table:table-cell table:style-name="Table54.A29" table:number-columns-spanned="9" office:value-type="string">
            <text:p text:style-name="Standard"><text:span text:style-name="T4">Ny og utsatt eksamen, </text:span><text:span text:style-name="T7">Studenter som trekker seg under eksamen blir ikke tilbudt ny eksamen.</text:span></text:p>
            <table:table table:name="Table44" table:style-name="Table44">
              <table:table-column table:style-name="Table44.A"/>
              <table:table-row table:style-name="Table44.1">
                <table:table-cell table:style-name="Table44.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61">
          <table:covered-table-cell/>
          <table:covered-table-cell/>
          <table:table-cell table:style-name="Table54.C61" table:number-columns-spanned="9" office:value-type="string">
            <text:p text:style-name="P14">(ny eksamen hvis stryker, men ikke hvis trekker seg)</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2">
          <table:covered-table-cell/>
          <table:covered-table-cell/>
          <table:table-cell table:style-name="Table54.C62" table:number-columns-spanned="9" office:value-type="string">
            <text:p text:style-name="Standard"><text:span text:style-name="T4">Utsatt, men ikke ny eksamen. </text:span><text:span text:style-name="T10">Det tilbys ikke ny eksamen til studenter som har trukket seg under ordinær eksamen, eller som ikke har bestått.</text:span></text:p>
            <table:table table:name="Table45" table:style-name="Table45">
              <table:table-column table:style-name="Table45.A"/>
              <table:table-row table:style-name="Table45.1">
                <table:table-cell table:style-name="Table45.A1" office:value-type="string">
                  <text:p text:style-name="P17">x</text:p>
                </table:table-cell>
              </table:table-row>
            </table:table>
            <text:p text:style-name="P16"/>
          </table:table-cell>
          <table:covered-table-cell/>
          <table:covered-table-cell/>
          <table:covered-table-cell/>
          <table:covered-table-cell/>
          <table:covered-table-cell/>
          <table:covered-table-cell/>
          <table:covered-table-cell/>
          <table:covered-table-cell/>
          <table:covered-table-cell/>
        </table:table-row>
        <table:table-row table:style-name="Table54.63">
          <table:table-cell table:style-name="Table54.A1" table:number-rows-spanned="2" table:number-columns-spanned="2" office:value-type="string">
            <text:list xml:id="list95856240132238" text:continue-numbering="true" text:style-name="WWNum3">
              <text:list-item>
                <text:p text:style-name="P35">Forslag til pensum</text:p>
              </text:list-item>
            </text:list>
            <text:p text:style-name="P6">Til bruk for godkjenning lokalt</text:p>
            <text:p text:style-name="Standard"><text:span text:style-name="Standardskrift_20_for_20_avsnitt"><text:span text:style-name="T4">Pensum skal skrives inn i semestersiden for emnet.</text:span></text:span></text:p>
          </table:table-cell>
          <table:covered-table-cell/>
          <table:table-cell table:style-name="Table54.A1" table:number-columns-spanned="9" office:value-type="string">
            <text:p text:style-name="P12">Hovedemne:</text:p>
            <text:p text:style-name="P12"/>
          </table:table-cell>
          <table:covered-table-cell/>
          <table:covered-table-cell/>
          <table:covered-table-cell/>
          <table:covered-table-cell/>
          <table:covered-table-cell/>
          <table:covered-table-cell/>
          <table:covered-table-cell/>
          <table:covered-table-cell/>
          <table:table-cell table:style-name="Table54.L1" office:value-type="string">
            <text:p text:style-name="P12"/>
          </table:table-cell>
        </table:table-row>
        <table:table-row table:style-name="Table54.64">
          <table:covered-table-cell/>
          <table:covered-table-cell/>
          <table:table-cell table:style-name="Table54.A1" table:number-columns-spanned="9" office:value-type="string">
            <text:p text:style-name="P12">Eventuell kl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12"/>
          </table:table-cell>
        </table:table-row>
        <table:table-row table:style-name="Table54.65">
          <table:table-cell table:style-name="Table54.A3" table:number-columns-spanned="11" office:value-type="string">
            <text:p text:style-name="P32"/>
            <text:p text:style-name="P32"><text:span text:style-name="Utheving"><text:span text:style-name="T8">Skjema sender du til undervisningsutvalget eller tilsvarende organ ved instituttet ditt for saksbehandling. Har du spørsmål om utfylling av dette skjemaet, ta kontakt med utdanningsleder ved instituttet ditt eller sekretæren for undervisningsutvalget. </text:span></text:span></text:p>
            <text:p text:style-name="Standard"/>
            <text:p text:style-name="P12"/>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2"/>
          </table:table-cell>
        </table:table-row>
        <table:table-row table:style-name="Table54.66">
          <table:table-cell table:style-name="Table54.A66" table:number-columns-spanned="11" office:value-type="string">
            <text:p text:style-name="P4">Generelle opplysninger, fylles ut av studieseksjonen i samarbeid med faglærer på instituttet, for saksbehandling på fakultetet:</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67">
          <table:table-cell table:style-name="Table54.A67" table:number-columns-spanned="2" office:value-type="string">
            <text:list xml:id="list95855851273610" text:continue-numbering="true" text:style-name="WWNum3">
              <text:list-item>
                <text:p text:style-name="P37"><text:span text:style-name="Standardskrift_20_for_20_avsnitt"><text:span text:style-name="T4">Opprettingen, endringen, nedleggingen er godkjent i for instituttet rett organ på instituttet (legg gjerne ved lenke til referat fra møte)</text:span></text:span></text:p>
              </text:list-item>
            </text:list>
          </table:table-cell>
          <table:covered-table-cell/>
          <table:table-cell table:style-name="Table54.C67"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68" table:number-columns-spanned="2" office:value-type="string">
            <text:list xml:id="list95855296504487" text:continue-numbering="true" text:style-name="WWNum3">
              <text:list-item>
                <text:p text:style-name="P36">Beskriv kort bakgrunn for opprettingen, endringen, nedleggingen?</text:p>
              </text:list-item>
            </text:list>
          </table:table-cell>
          <table:covered-table-cell/>
          <table:table-cell table:style-name="Table54.C68"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69">
          <table:table-cell table:style-name="Table54.A69" table:number-columns-spanned="2" office:value-type="string">
            <text:list xml:id="list95856168033695" text:continue-numbering="true" text:style-name="WWNum3">
              <text:list-item>
                <text:p text:style-name="P37"><text:span text:style-name="Standardskrift_20_for_20_avsnitt"><text:span text:style-name="T4">Hvilke studenter (studieretter)/ programmer er emnet for?</text:span></text:span></text:p>
              </text:list-item>
            </text:list>
          </table:table-cell>
          <table:covered-table-cell/>
          <table:table-cell table:style-name="Table54.C69" table:number-columns-spanned="9" office:value-type="string">
            <text:p text:style-name="P6"/>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70">
          <table:table-cell table:style-name="Table54.A70" table:number-columns-spanned="2" office:value-type="string">
            <text:list xml:id="list95856939043904" text:continue-numbering="true" text:style-name="WWNum3">
              <text:list-item>
                <text:p text:style-name="P36">Er emnet obligatorisk eller anbefalt i et/flere studieprogram?</text:p>
              </text:list-item>
            </text:list>
          </table:table-cell>
          <table:covered-table-cell/>
          <table:table-cell table:style-name="Table54.C70" table:number-columns-spanned="2" office:value-type="string">
            <text:p text:style-name="P6">Ja</text:p>
            <table:table table:name="Table46" table:style-name="Table46">
              <table:table-column table:style-name="Table46.A"/>
              <table:table-row table:style-name="Table46.1">
                <table:table-cell table:style-name="Table46.A1" office:value-type="string">
                  <text:p text:style-name="P6"/>
                </table:table-cell>
              </table:table-row>
            </table:table>
            <text:p text:style-name="P6"/>
          </table:table-cell>
          <table:covered-table-cell/>
          <table:table-cell table:style-name="Table54.E70" table:number-columns-spanned="3" office:value-type="string">
            <text:p text:style-name="P6">Nei </text:p>
            <table:table table:name="Table47" table:style-name="Table47">
              <table:table-column table:style-name="Table47.A"/>
              <table:table-row table:style-name="Table47.1">
                <table:table-cell table:style-name="Table47.A1" office:value-type="string">
                  <text:p text:style-name="P6"/>
                </table:table-cell>
              </table:table-row>
            </table:table>
            <text:p text:style-name="P6"/>
          </table:table-cell>
          <table:covered-table-cell/>
          <table:covered-table-cell/>
          <table:table-cell table:style-name="Table54.H70"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row table:style-name="Table54.71">
          <table:table-cell table:style-name="Table54.A71" table:number-columns-spanned="2" office:value-type="string">
            <text:list xml:id="list95855634527242" text:continue-numbering="true" text:style-name="WWNum3">
              <text:list-item>
                <text:p text:style-name="P36">Hvis emneansvaret er delt mellom flere institutter, er det inngått nødvendige avtaler med hensyn på ressurser? Spesifiser gjerne.</text:p>
              </text:list-item>
            </text:list>
          </table:table-cell>
          <table:covered-table-cell/>
          <table:table-cell table:style-name="Table54.C71" table:number-columns-spanned="2" office:value-type="string">
            <text:p text:style-name="P6">Ja</text:p>
            <table:table table:name="Table48" table:style-name="Table48">
              <table:table-column table:style-name="Table48.A"/>
              <table:table-row table:style-name="Table48.1">
                <table:table-cell table:style-name="Table48.A1" office:value-type="string">
                  <text:p text:style-name="P6"/>
                </table:table-cell>
              </table:table-row>
            </table:table>
            <text:p text:style-name="P6"/>
          </table:table-cell>
          <table:covered-table-cell/>
          <table:table-cell table:style-name="Table54.E71" table:number-columns-spanned="3" office:value-type="string">
            <text:p text:style-name="P6">Nei </text:p>
            <table:table table:name="Table49" table:style-name="Table49">
              <table:table-column table:style-name="Table49.A"/>
              <table:table-row table:style-name="Table49.1">
                <table:table-cell table:style-name="Table49.A1" office:value-type="string">
                  <text:p text:style-name="P6"/>
                </table:table-cell>
              </table:table-row>
            </table:table>
            <text:p text:style-name="P6"/>
          </table:table-cell>
          <table:covered-table-cell/>
          <table:covered-table-cell/>
          <table:table-cell table:style-name="Table54.H71" table:number-columns-spanned="4" office:value-type="string">
            <text:p text:style-name="P6">Spesifiser:</text:p>
          </table:table-cell>
          <table:covered-table-cell/>
          <table:covered-table-cell/>
          <table:covered-table-cell/>
          <table:table-cell table:style-name="Table54.L1" office:value-type="string">
            <text:p text:style-name="P6"/>
          </table:table-cell>
        </table:table-row>
        <text:soft-page-break/>
        <table:table-row table:style-name="Table54.72">
          <table:table-cell table:style-name="Table54.A72" table:number-columns-spanned="2" office:value-type="string">
            <text:list xml:id="list95856881641623" text:continue-numbering="true" text:style-name="WWNum3">
              <text:list-item>
                <text:p text:style-name="P36">Er alle involverte programmer/ institutter informert? Hvis ja, hvordan?</text:p>
              </text:list-item>
            </text:list>
          </table:table-cell>
          <table:covered-table-cell/>
          <table:table-cell table:style-name="Table54.C72" table:number-columns-spanned="2" office:value-type="string">
            <text:p text:style-name="P6">Ja</text:p>
            <table:table table:name="Table50" table:style-name="Table50">
              <table:table-column table:style-name="Table50.A"/>
              <table:table-row table:style-name="Table50.1">
                <table:table-cell table:style-name="Table50.A1" office:value-type="string">
                  <text:p text:style-name="P6"/>
                </table:table-cell>
              </table:table-row>
            </table:table>
            <text:p text:style-name="P6"/>
          </table:table-cell>
          <table:covered-table-cell/>
          <table:table-cell table:style-name="Table54.E72" table:number-columns-spanned="3" office:value-type="string">
            <text:p text:style-name="P6">Nei </text:p>
            <table:table table:name="Table51" table:style-name="Table51">
              <table:table-column table:style-name="Table51.A"/>
              <table:table-row table:style-name="Table51.1">
                <table:table-cell table:style-name="Table51.A1" office:value-type="string">
                  <text:p text:style-name="P6"/>
                </table:table-cell>
              </table:table-row>
            </table:table>
            <text:p text:style-name="P6"/>
          </table:table-cell>
          <table:covered-table-cell/>
          <table:covered-table-cell/>
          <table:table-cell table:style-name="Table54.H72" table:number-columns-spanned="4" office:value-type="string">
            <text:p text:style-name="P6">Hvordan?</text:p>
          </table:table-cell>
          <table:covered-table-cell/>
          <table:covered-table-cell/>
          <table:covered-table-cell/>
          <table:table-cell table:style-name="Table54.L1" office:value-type="string">
            <text:p text:style-name="P6"/>
          </table:table-cell>
        </table:table-row>
        <table:table-row table:style-name="Table54.5">
          <table:table-cell table:style-name="Table54.A73" table:number-columns-spanned="2" office:value-type="string">
            <text:list xml:id="list95855713184984" text:continue-numbering="true" text:style-name="WWNum3">
              <text:list-item>
                <text:p text:style-name="P36">Hvordan blir studenter informert/ ivaretatt?</text:p>
              </text:list-item>
            </text:list>
          </table:table-cell>
          <table:covered-table-cell/>
          <table:table-cell table:style-name="Table54.C7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74" table:number-columns-spanned="2" office:value-type="string">
            <text:list xml:id="list95857153971479" text:continue-numbering="true" text:style-name="WWNum3">
              <text:list-item>
                <text:p text:style-name="P36">Får opprettingen, endringen, nedleggingen andre konsekvenser? Hvis ja, hvilke?</text:p>
              </text:list-item>
            </text:list>
          </table:table-cell>
          <table:covered-table-cell/>
          <table:table-cell table:style-name="Table54.C74" table:number-columns-spanned="2" office:value-type="string">
            <text:p text:style-name="P6">Ja</text:p>
            <table:table table:name="Table52" table:style-name="Table52">
              <table:table-column table:style-name="Table52.A"/>
              <table:table-row table:style-name="Table52.1">
                <table:table-cell table:style-name="Table52.A1" office:value-type="string">
                  <text:p text:style-name="P6"/>
                </table:table-cell>
              </table:table-row>
            </table:table>
            <text:p text:style-name="P6"/>
          </table:table-cell>
          <table:covered-table-cell/>
          <table:table-cell table:style-name="Table54.E74" table:number-columns-spanned="3" office:value-type="string">
            <text:p text:style-name="P6">Nei </text:p>
            <table:table table:name="Table53" table:style-name="Table53">
              <table:table-column table:style-name="Table53.A"/>
              <table:table-row table:style-name="Table53.1">
                <table:table-cell table:style-name="Table53.A1" office:value-type="string">
                  <text:p text:style-name="P6"/>
                </table:table-cell>
              </table:table-row>
            </table:table>
            <text:p text:style-name="P6"/>
          </table:table-cell>
          <table:covered-table-cell/>
          <table:covered-table-cell/>
          <table:table-cell table:style-name="Table54.H74"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Helvetica, sans-serif"/>
    <style:font-face style:name="Arial" svg:font-family="Arial, serif"/>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verskrift_20_1" style:display-name="Overskrift 1" style:family="paragraph" style:parent-style-name="Standard" style:next-style-name="Standard" style:default-outline-level="1" style:list-style-name="">
      <style:paragraph-properties fo:keep-with-next="always"/>
      <style:text-properties fo:font-weight="bold" style:font-weight-asian="bold"/>
    </style:style>
    <style:style style:name="Overskrift_20_2" style:display-name="Overskrift 2" style:family="paragraph" style:parent-style-name="Standard" style:next-style-name="Standard" style:default-outline-level="2" style:list-style-name="">
      <style:paragraph-properties fo:margin-top="0.1665in" fo:margin-bottom="0.0417in" loext:contextual-spacing="false" fo:line-height="0.389in" fo:keep-with-next="always"/>
      <style:text-properties style:font-name="Garamond" fo:font-family="Garamond" style:font-family-generic="roman" style:font-pitch="variable" fo:font-size="24pt" style:font-size-asian="24pt"/>
    </style:style>
    <style:style style:name="Overskrift_20_3" style:display-name="Overskrift 3" style:family="paragraph" style:parent-style-name="Standard" style:next-style-name="Standard" style:default-outline-level="3" style:list-style-name="">
      <style:paragraph-properties fo:margin-top="0.1665in" fo:margin-bottom="0.0417in" loext:contextual-spacing="false" fo:line-height="0.3055in" fo:keep-with-next="always"/>
      <style:text-properties style:font-name="Garamond" fo:font-family="Garamond" style:font-family-generic="roman" style:font-pitch="variable" fo:font-size="19pt" style:font-size-asian="19pt"/>
    </style:style>
    <style:style style:name="Overskrift_20_5" style:display-name="Overskrift 5" style:family="paragraph" style:parent-style-name="Standard" style:next-style-name="Standard" style:default-outline-level="5" style:list-style-name="">
      <style:paragraph-properties fo:margin-top="0.1665in" fo:margin-bottom="0.0417in" loext:contextual-spacing="false" fo:line-height="0.2083in"/>
      <style:text-properties style:font-name="Garamond" fo:font-family="Garamond" style:font-family-generic="roman" style:font-pitch="variable" fo:font-size="12pt" fo:font-style="italic" style:font-size-asian="12pt" style:font-style-asian="italic"/>
    </style:style>
    <style:style style:name="Stil1" style:family="paragraph" style:parent-style-name="Standard" style:default-outline-level="">
      <style:paragraph-properties fo:line-height="0.2083in" fo:text-align="justify" style:justify-single-word="false"/>
      <style:text-properties style:font-name="Garamond" fo:font-family="Garamond" style:font-family-generic="roman" style:font-pitch="variable" fo:font-size="12pt" fo:letter-spacing="-0.002in" style:font-size-asian="12pt"/>
    </style:style>
    <style:style style:name="Fotnotetekst" style:family="paragraph" style:parent-style-name="Standard" style:default-outline-level="">
      <style:paragraph-properties fo:keep-together="always">
        <style:tab-stops>
          <style:tab-stop style:position="0.0984in"/>
        </style:tab-stops>
      </style:paragraph-properties>
      <style:text-properties style:font-name="Garamond" fo:font-family="Garamond" style:font-family-generic="roman" style:font-pitch="variable" fo:letter-spacing="-0.002in" fo:language="en" fo:country="US" style:language-asian="nb" style:country-asian="NO"/>
    </style:style>
    <style:style style:name="Liste" style:family="paragraph" style:parent-style-name="Standard" style:default-outline-level="">
      <style:paragraph-properties fo:margin-left="0.1181in" fo:margin-right="0in" fo:keep-together="always" fo:text-indent="-0.1181in" style:auto-text-indent="false"/>
      <style:text-properties fo:font-size="11pt" style:font-size-asian="11pt"/>
    </style:style>
    <style:style style:name="Vanlig_20_innrykk" style:display-name="Vanlig innrykk" style:family="paragraph" style:parent-style-name="Standard" style:default-outline-level="">
      <style:paragraph-properties fo:margin-left="0.3937in" fo:margin-right="0.3937in" fo:line-height="0.2083in" fo:text-indent="0in" style:auto-text-indent="false"/>
      <style:text-properties style:font-name="Garamond" fo:font-family="Garamond" style:font-family-generic="roman" style:font-pitch="variable" fo:font-size="12pt" style:font-size-asian="12pt"/>
    </style:style>
    <style:style style:name="Bunntekst" style:family="paragraph" style:parent-style-name="Standard" style:default-outline-level="">
      <style:paragraph-properties>
        <style:tab-stops>
          <style:tab-stop style:position="3in" style:type="center"/>
          <style:tab-stop style:position="6in" style:type="right"/>
        </style:tab-stops>
      </style:paragraph-properties>
    </style:style>
    <style:style style:name="Topptekst" style:family="paragraph" style:parent-style-name="Standard" style:default-outline-level="">
      <style:paragraph-properties>
        <style:tab-stops>
          <style:tab-stop style:position="2.8839in" style:type="center"/>
          <style:tab-stop style:position="5.7681in" style:type="right"/>
        </style:tab-stops>
      </style:paragraph-properties>
    </style:style>
    <style:style style:name="Tittel" style:family="paragraph" style:parent-style-name="Standard" style:next-style-name="Standard" style:default-outline-level="1" style:list-style-name="">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Bobleteks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eavsnitt" style:family="paragraph" style:parent-style-name="Standard" style:default-outline-level="">
      <style:paragraph-properties fo:margin-left="0.5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mmentaremne" style:family="paragraph" style:default-outline-level="">
      <style:text-properties fo:font-weight="bold" style:font-weight-asian="bold" style:font-weight-complex="bold"/>
    </style:style>
    <style:style style:name="Merknadstekst"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fo:font-size="12pt" style:font-size-asian="12pt" style:language-asian="zh" style:country-asian="CN" style:font-size-complex="12pt" fo:hyphenate="true" fo:hyphenation-remain-char-count="2" fo:hyphenation-push-char-count="2"/>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Standardskrift_20_for_20_avsnitt" style:display-name="Standardskrift for avsnitt" style:family="text"/>
    <style:style style:name="Heading_20_1_20_Char" style:display-name="Heading 1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Standardskrift_20_for_20_avsnit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Standardskrift_20_for_20_avsnit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Standardskrift_20_for_20_avsnit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Footnote_20_Text_20_Char" style:display-name="Footnote Text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Fotnotereferanse" style:family="text" style:parent-style-name="Standardskrift_20_for_20_avsnit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Sidetall" style:family="text" style:parent-style-name="Standardskrift_20_for_20_avsnitt">
      <style:text-properties style:font-name-complex="Times New Roman1" style:font-family-complex="'Times New Roman'" style:font-family-generic-complex="system" style:font-pitch-complex="variable"/>
    </style:style>
    <style:style style:name="Header_20_Char" style:display-name="Head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Utheving" style:family="text" style:parent-style-name="Standardskrift_20_for_20_avsnitt">
      <style:text-properties fo:font-style="italic" style:font-style-asian="italic" style:font-name-complex="Times New Roman1" style:font-family-complex="'Times New Roman'" style:font-family-generic-complex="system" style:font-pitch-complex="variable" style:font-style-complex="italic"/>
    </style:style>
    <style:style style:name="Title_20_Char" style:display-name="Title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Standardskrift_20_for_20_avsnit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yperkobling" style:family="text" style:parent-style-name="Standardskrift_20_for_20_avsnitt">
      <style:text-properties fo:color="#0000ff" style:text-underline-style="solid" style:text-underline-width="auto" style:text-underline-color="font-color"/>
    </style:style>
    <style:style style:name="Fulgt_20_hyperkobling" style:display-name="Fulgt hyperkobling" style:family="text" style:parent-style-name="Standardskrift_20_for_20_avsnitt">
      <style:text-properties fo:color="#800080" style:text-underline-style="solid" style:text-underline-width="auto" style:text-underline-color="font-color"/>
    </style:style>
    <style:style style:name="annotation_20_reference" style:display-name="annotation reference" style:family="text" style:parent-style-name="Standardskrift_20_for_20_avsnitt">
      <style:text-properties fo:font-size="8pt" style:font-size-asian="8pt" style:font-size-complex="8pt"/>
    </style:style>
    <style:style style:name="Comment_20_Text_20_Char" style:display-name="Comment Text Char" style:family="text" style:parent-style-name="Standardskrift_20_for_20_avsnitt">
      <style:text-properties style:language-asian="en" style:country-asian="US"/>
    </style:style>
    <style:style style:name="Comment_20_Subject_20_Char" style:display-name="Comment Subject Char" style:family="text" style:parent-style-name="Comment_20_Text_20_Char">
      <style:text-properties fo:font-weight="bold" style:language-asian="en" style:country-asian="US" style:font-weight-asian="bold" style:font-weight-complex="bold"/>
    </style:style>
    <style:style style:name="Kommentaremne_20_Tegn" style:display-name="Kommentaremne Tegn" style:family="text">
      <style:text-properties fo:font-weight="bold" style:language-asian="en" style:country-asian="US" style:font-weight-asian="bold" style:font-weight-complex="bold"/>
    </style:style>
    <style:style style:name="Merknadstekst_20_Tegn" style:display-name="Merknadstekst Tegn" style:family="text" style:parent-style-name="Standardskrift_20_for_20_avsnitt">
      <style:text-properties style:language-asian="en" style:country-asian="US"/>
    </style:style>
    <style:style style:name="Merknadsreferanse" style:family="text" style:parent-style-name="Standardskrift_20_for_20_avsnitt">
      <style:text-properties fo:font-size="8pt" style:font-size-asian="8pt" style:font-size-complex="8pt"/>
    </style:style>
    <style:style style:name="Balloon_20_Text_20_Char1" style:display-name="Balloon Text Char1"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1" style:display-name="Header Char1" style:family="text" style:parent-style-name="Default_20_Paragraph_20_Font">
      <style:text-properties style:language-asian="en" style:country-asian="US"/>
    </style:style>
    <style:style style:name="Footer_20_Char1" style:display-name="Footer Char1" style:family="text" style:parent-style-name="Default_20_Paragraph_20_Font">
      <style:text-properties style:language-asian="en" style:country-asian="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1" fo:font-family="Arial" style:font-family-generic="roman" style:font-pitch="variable" fo:font-size="11pt" fo:font-weight="bold" style:font-size-asian="11pt" style:font-weight-asian="bold" style:font-name-complex="Arial3" style:font-family-complex="Arial" style:font-family-generic-complex="system" style:font-pitch-complex="variable" style:font-size-complex="11pt"/>
    </style:style>
    <style:style style:name="ListLabel_20_2" style:display-name="ListLabel 2" style:family="text">
      <style:text-properties style:font-name="Arial1" fo:font-family="Arial" style:font-family-generic="roman" style:font-pitch="variable" fo:font-size="11pt" fo:font-weight="bold" style:font-size-asian="11pt" style:font-weight-asian="bold" style:font-name-complex="Arial3" style:font-family-complex="Arial" style:font-family-generic-complex="system" style:font-pitch-complex="variable"/>
    </style:style>
    <style:style style:name="ListLabel_20_3" style:display-name="ListLabel 3" style:family="text">
      <style:text-properties fo:font-size="11pt" style:font-size-asian="11pt" style:font-name-complex="Arial3" style:font-family-complex="Arial" style:font-family-generic-complex="system" style:font-pitch-complex="variable"/>
    </style:style>
    <style:style style:name="ListLabel_20_4" style:display-name="ListLabel 4" style:family="text">
      <style:text-properties fo:font-size="11pt" style:font-size-asian="11pt" style:font-name-complex="Arial3" style:font-family-complex="Arial" style:font-family-generic-complex="system" style:font-pitch-complex="variable"/>
    </style:style>
    <style:style style:name="ListLabel_20_5" style:display-name="ListLabel 5" style:family="text">
      <style:text-properties fo:font-size="11pt" style:font-size-asian="11pt" style:font-name-complex="Arial3" style:font-family-complex="Arial" style:font-family-generic-complex="system" style:font-pitch-complex="variable"/>
    </style:style>
    <style:style style:name="ListLabel_20_6" style:display-name="ListLabel 6" style:family="text">
      <style:text-properties fo:font-size="11pt" style:font-size-asian="11pt" style:font-name-complex="Arial3" style:font-family-complex="Arial" style:font-family-generic-complex="system" style:font-pitch-complex="variable"/>
    </style:style>
    <style:style style:name="ListLabel_20_7" style:display-name="ListLabel 7" style:family="text">
      <style:text-properties fo:font-size="11pt" style:font-size-asian="11pt" style:font-name-complex="Arial3" style:font-family-complex="Arial" style:font-family-generic-complex="system" style:font-pitch-complex="variable"/>
    </style:style>
    <style:style style:name="ListLabel_20_8" style:display-name="ListLabel 8" style:family="text">
      <style:text-properties fo:font-size="11pt" style:font-size-asian="11pt" style:font-name-complex="Arial3" style:font-family-complex="Arial" style:font-family-generic-complex="system" style:font-pitch-complex="variable"/>
    </style:style>
    <style:style style:name="ListLabel_20_9" style:display-name="ListLabel 9" style:family="text">
      <style:text-properties fo:font-size="11pt" style:font-size-asian="11pt" style:font-name-complex="Arial3" style:font-family-complex="Arial" style:font-family-generic-complex="system" style:font-pitch-complex="variable"/>
    </style:style>
    <style:style style:name="ListLabel_20_10" style:display-name="ListLabel 10" style:family="text">
      <style:text-properties style:font-name="Arial1" fo:font-family="Arial" style:font-family-generic="roman" style:font-pitch="variable" fo:font-size="11pt" fo:font-weight="bold" style:font-size-asian="11pt" style:font-name-complex="Arial3"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1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text:start-value="2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1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opptekst">
      <style:text-properties fo:font-weight="bold" style:font-weight-asian="bold"/>
    </style:style>
    <style:style style:name="M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P3" style:family="paragraph" style:parent-style-name="Bunntekst">
      <style:paragraph-properties fo:margin-left="0in" fo:margin-right="0.25in" fo:text-indent="0in" style:auto-text-indent="false"/>
      <style:text-properties officeooo:rsid="0008d024" officeooo:paragraph-rsid="0008d024"/>
    </style:style>
    <style:style style:name="MT1" style:family="text">
      <style:text-properties style:font-name="Cambria" style:font-name-asian="宋体"/>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8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MN-fakultetet, UiO<text:tab/><text:tab/>Dato: 17.01.2017</text:p>
        <text:p text:style-name="Topptekst"/>
      </style:header>
      <style:footer>
        <text:p text:style-name="MP2"><text:span text:style-name="MT1">[Type text]<text:tab/>Page </text:span><text:span text:style-name="MT1"><text:page-number text:select-page="current">6</text:page-number></text:span></text:p>
        <text:p text:style-name="MP3">s capable of judging and analyzing all parts of the obtained scientific results</text:p>
        <text:p text:style-name="MP3">can present results orally and in written form as scientific reports/artic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sse til mal for beskrivelse av moduler</dc:title>
    <meta:initial-creator>Kristin Bakken</meta:initial-creator>
    <meta:editing-cycles>12</meta:editing-cycles>
    <meta:print-date>2016-01-28T13:06:00</meta:print-date>
    <meta:creation-date>2017-01-17T13:19:00</meta:creation-date>
    <dc:date>2017-04-15T09:58:22.879636000</dc:date>
    <meta:editing-duration>PT1H48M21S</meta:editing-duration>
    <meta:generator>LibreOffice/5.2.4.2$MacOSX_X86_64 LibreOffice_project/3d5603e1122f0f102b62521720ab13a38a4e0eb0</meta:generator>
    <meta:document-statistic meta:table-count="54" meta:image-count="0" meta:object-count="0" meta:page-count="6" meta:paragraph-count="236" meta:word-count="1615" meta:character-count="10712" meta:non-whitespace-character-count="9336"/>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